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4.166cm" style:rel-column-width="16062*"/>
    </style:style>
    <style:style style:name="Таблица5.B" style:family="table-column">
      <style:table-column-properties style:column-width="4.09cm" style:rel-column-width="15770*"/>
    </style:style>
    <style:style style:name="Таблица5.C" style:family="table-column">
      <style:table-column-properties style:column-width="8.742cm" style:rel-column-width="33703*"/>
    </style:style>
    <style:style style:name="Таблица5.A1" style:family="table-cell">
      <style:table-cell-properties fo:padding="0.097cm" fo:border-left="0.002cm solid #000000" fo:border-right="none" fo:border-top="0.002cm solid #000000" fo:border-bottom="0.002cm solid #000000"/>
    </style:style>
    <style:style style:name="Таблица5.C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left="0.002cm solid #000000" fo:border-right="none" fo:border-top="0.002cm solid #000000" fo:border-bottom="0.002cm solid #000000"/>
    </style:style>
    <style:style style:name="Таблица6.C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2.589cm" style:rel-column-width="9982*"/>
    </style:style>
    <style:style style:name="Таблица7.B" style:family="table-column">
      <style:table-column-properties style:column-width="2.722cm" style:rel-column-width="10492*"/>
    </style:style>
    <style:style style:name="Таблица7.C" style:family="table-column">
      <style:table-column-properties style:column-width="3.565cm" style:rel-column-width="13743*"/>
    </style:style>
    <style:style style:name="Таблица7.D" style:family="table-column">
      <style:table-column-properties style:column-width="8.123cm" style:rel-column-width="31318*"/>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D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4.166cm" style:rel-column-width="16062*"/>
    </style:style>
    <style:style style:name="Таблица8.B" style:family="table-column">
      <style:table-column-properties style:column-width="4.09cm" style:rel-column-width="15770*"/>
    </style:style>
    <style:style style:name="Таблица8.C" style:family="table-column">
      <style:table-column-properties style:column-width="8.742cm" style:rel-column-width="33703*"/>
    </style:style>
    <style:style style:name="Таблица8.A1" style:family="table-cell">
      <style:table-cell-properties fo:padding="0.097cm" fo:border-left="0.002cm solid #000000" fo:border-right="none" fo:border-top="0.002cm solid #000000" fo:border-bottom="0.002cm solid #000000"/>
    </style:style>
    <style:style style:name="Таблица8.C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5.666cm" style:rel-column-width="21845*"/>
    </style:style>
    <style:style style:name="Таблица9.A1" style:family="table-cell">
      <style:table-cell-properties fo:padding="0.097cm" fo:border-left="0.002cm solid #000000" fo:border-right="none" fo:border-top="0.002cm solid #000000" fo:border-bottom="0.002cm solid #000000"/>
    </style:style>
    <style:style style:name="Таблица9.C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C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2.589cm" style:rel-column-width="9982*"/>
    </style:style>
    <style:style style:name="Таблица10.B" style:family="table-column">
      <style:table-column-properties style:column-width="2.722cm" style:rel-column-width="10492*"/>
    </style:style>
    <style:style style:name="Таблица10.C" style:family="table-column">
      <style:table-column-properties style:column-width="3.565cm" style:rel-column-width="13743*"/>
    </style:style>
    <style:style style:name="Таблица10.D" style:family="table-column">
      <style:table-column-properties style:column-width="8.123cm" style:rel-column-width="31318*"/>
    </style:style>
    <style:style style:name="Таблица10.A1" style:family="table-cell">
      <style:table-cell-properties fo:padding="0.097cm" fo:border-left="0.002cm solid #000000" fo:border-right="none" fo:border-top="0.002cm solid #000000" fo:border-bottom="0.002cm solid #000000"/>
    </style:style>
    <style:style style:name="Таблица10.D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D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style>
    <style:style style:name="Таблица11.A" style:family="table-column">
      <style:table-column-properties style:column-width="5.666cm" style:rel-column-width="21845*"/>
    </style:style>
    <style:style style:name="Таблица11.A1" style:family="table-cell">
      <style:table-cell-properties fo:padding="0.097cm" fo:border-left="0.002cm solid #000000" fo:border-right="none" fo:border-top="0.002cm solid #000000" fo:border-bottom="0.002cm solid #000000"/>
    </style:style>
    <style:style style:name="Таблица11.C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C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2.083cm" style:rel-column-width="8031*"/>
    </style:style>
    <style:style style:name="Таблица12.B" style:family="table-column">
      <style:table-column-properties style:column-width="2.796cm" style:rel-column-width="10778*"/>
    </style:style>
    <style:style style:name="Таблица12.C" style:family="table-column">
      <style:table-column-properties style:column-width="3.452cm" style:rel-column-width="13308*"/>
    </style:style>
    <style:style style:name="Таблица12.D" style:family="table-column">
      <style:table-column-properties style:column-width="8.668cm" style:rel-column-width="33418*"/>
    </style:style>
    <style:style style:name="Таблица12.A1" style:family="table-cell">
      <style:table-cell-properties fo:padding="0.097cm" fo:border-left="0.002cm solid #000000" fo:border-right="none" fo:border-top="0.002cm solid #000000" fo:border-bottom="0.002cm solid #000000"/>
    </style:style>
    <style:style style:name="Таблица12.D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D2" style:family="table-cell">
      <style:table-cell-properties fo:padding="0.097cm" fo:border-left="0.002cm solid #000000" fo:border-right="0.002cm solid #000000" fo:border-top="none" fo:border-bottom="0.002cm solid #000000"/>
    </style:style>
    <style:style style:name="Таблица13" style:family="table">
      <style:table-properties style:width="16.999cm" table:align="margins"/>
    </style:style>
    <style:style style:name="Таблица13.A" style:family="table-column">
      <style:table-column-properties style:column-width="4.166cm" style:rel-column-width="16062*"/>
    </style:style>
    <style:style style:name="Таблица13.B" style:family="table-column">
      <style:table-column-properties style:column-width="4.09cm" style:rel-column-width="15770*"/>
    </style:style>
    <style:style style:name="Таблица13.C" style:family="table-column">
      <style:table-column-properties style:column-width="8.742cm" style:rel-column-width="33703*"/>
    </style:style>
    <style:style style:name="Таблица13.A1" style:family="table-cell">
      <style:table-cell-properties fo:padding="0.097cm" fo:border-left="0.002cm solid #000000" fo:border-right="none" fo:border-top="0.002cm solid #000000" fo:border-bottom="0.002cm solid #000000"/>
    </style:style>
    <style:style style:name="Таблица13.C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C2" style:family="table-cell">
      <style:table-cell-properties fo:padding="0.097cm" fo:border-left="0.002cm solid #000000" fo:border-right="0.002cm solid #000000" fo:border-top="none" fo:border-bottom="0.002cm solid #000000"/>
    </style:style>
    <style:style style:name="Таблица3"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5.461cm" style:rel-column-width="21053*"/>
    </style:style>
    <style:style style:name="Таблица3.B" style:family="table-column">
      <style:table-column-properties style:column-width="3.037cm" style:rel-column-width="11710*"/>
    </style:style>
    <style:style style:name="Таблица3.C" style:family="table-column">
      <style:table-column-properties style:column-width="4.249cm" style:rel-column-width="16382*"/>
    </style:style>
    <style:style style:name="Таблица3.D" style:family="table-column">
      <style:table-column-properties style:column-width="4.251cm" style:rel-column-width="16390*"/>
    </style:style>
    <style:style style:name="Таблица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3.D1" style:family="table-cell">
      <style:table-cell-properties fo:background-color="#e6e6e6" fo:padding="0.097cm" fo:border="0.002cm solid #000000">
        <style:background-image/>
      </style:table-cell-properties>
    </style:style>
    <style:style style:name="Таблица3.2" style:family="table-row">
      <style:table-row-properties fo:background-color="transparent" style:keep-together="true" fo:keep-together="auto">
        <style:background-image/>
      </style:table-row-properties>
    </style:style>
    <style:style style:name="Таблица3.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3.B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1"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1.A" style:family="table-column">
      <style:table-column-properties style:column-width="5.461cm" style:rel-column-width="21053*"/>
    </style:style>
    <style:style style:name="Таблица1.B" style:family="table-column">
      <style:table-column-properties style:column-width="3.037cm" style:rel-column-width="11710*"/>
    </style:style>
    <style:style style:name="Таблица1.C" style:family="table-column">
      <style:table-column-properties style:column-width="4.249cm" style:rel-column-width="16382*"/>
    </style:style>
    <style:style style:name="Таблица1.D" style:family="table-column">
      <style:table-column-properties style:column-width="4.251cm" style:rel-column-width="16390*"/>
    </style:style>
    <style:style style:name="Таблица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1.D1" style:family="table-cell">
      <style:table-cell-properties fo:background-color="#e6e6e6" fo:padding="0.097cm" fo:border="0.002cm solid #000000">
        <style:background-image/>
      </style:table-cell-properties>
    </style:style>
    <style:style style:name="Таблица1.2" style:family="table-row">
      <style:table-row-properties fo:background-color="transparent" style:keep-together="true" fo:keep-together="auto">
        <style:background-image/>
      </style:table-row-properties>
    </style:style>
    <style:style style:name="Таблица1.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1.B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2" style:family="table">
      <style:table-properties style:width="12.741cm" fo:margin-top="0cm" fo:margin-bottom="0.199cm" table:align="left"/>
    </style:style>
    <style:style style:name="Таблица2.A" style:family="table-column">
      <style:table-column-properties style:column-width="3.482cm"/>
    </style:style>
    <style:style style:name="Таблица2.B" style:family="table-column">
      <style:table-column-properties style:column-width="1.953cm"/>
    </style:style>
    <style:style style:name="Таблица2.C" style:family="table-column">
      <style:table-column-properties style:column-width="7.306cm"/>
    </style:style>
    <style:style style:name="Таблица2.A1" style:family="table-cell">
      <style:table-cell-properties fo:background-color="#e6e6e6" fo:padding-left="0.499cm" fo:padding-right="0.499cm" fo:padding-top="0.101cm" fo:padding-bottom="0.101cm" fo:border-left="0.002cm solid #000000" fo:border-right="none" fo:border-top="0.002cm solid #000000" fo:border-bottom="0.002cm solid #000000">
        <style:background-image/>
      </style:table-cell-properties>
    </style:style>
    <style:style style:name="Таблица2.C1" style:family="table-cell">
      <style:table-cell-properties fo:background-color="#e6e6e6" fo:padding-left="0.499cm" fo:padding-right="0.499cm" fo:padding-top="0.101cm" fo:padding-bottom="0.101cm" fo:border="0.002cm solid #000000">
        <style:background-image/>
      </style:table-cell-properties>
    </style:style>
    <style:style style:name="Таблица2.A2" style:family="table-cell">
      <style:table-cell-properties fo:padding-left="0.499cm" fo:padding-right="0.499cm" fo:padding-top="0.101cm" fo:padding-bottom="0.101cm" fo:border-left="0.002cm solid #000000" fo:border-right="none" fo:border-top="none" fo:border-bottom="0.002cm solid #000000"/>
    </style:style>
    <style:style style:name="Таблица2.C2" style:family="table-cell">
      <style:table-cell-properties fo:padding-left="0.499cm" fo:padding-right="0.499cm" fo:padding-top="0.101cm" fo:padding-bottom="0.101cm" fo:border-left="0.002cm solid #000000" fo:border-right="0.002cm solid #000000" fo:border-top="none" fo:border-bottom="0.002cm solid #000000"/>
    </style:style>
    <style:style style:name="Таблица4" style:family="table" style:master-page-name="">
      <style:table-properties style:width="16.999cm" fo:margin-top="0cm" fo:margin-bottom="0.199cm" style:page-number="0" fo:break-before="auto" fo:break-after="auto" table:align="margins" fo:background-color="transparent" fo:keep-with-next="auto" style:may-break-between-rows="true" style:writing-mode="page">
        <style:background-image/>
      </style:table-properties>
    </style:style>
    <style:style style:name="Таблица4.A" style:family="table-column">
      <style:table-column-properties style:column-width="5.461cm" style:rel-column-width="21053*"/>
    </style:style>
    <style:style style:name="Таблица4.B" style:family="table-column">
      <style:table-column-properties style:column-width="3.037cm" style:rel-column-width="11710*"/>
    </style:style>
    <style:style style:name="Таблица4.C" style:family="table-column">
      <style:table-column-properties style:column-width="4.249cm" style:rel-column-width="16382*"/>
    </style:style>
    <style:style style:name="Таблица4.D" style:family="table-column">
      <style:table-column-properties style:column-width="4.251cm" style:rel-column-width="16390*"/>
    </style:style>
    <style:style style:name="Таблица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Таблица4.D1" style:family="table-cell">
      <style:table-cell-properties fo:background-color="#e6e6e6" fo:padding="0.097cm" fo:border="0.002cm solid #000000">
        <style:background-image/>
      </style:table-cell-properties>
    </style:style>
    <style:style style:name="Таблица4.2" style:family="table-row">
      <style:table-row-properties fo:background-color="transparent" style:keep-together="true" fo:keep-together="auto">
        <style:background-image/>
      </style:table-row-properties>
    </style:style>
    <style:style style:name="Таблица4.A2"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Таблица4.B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able_20_Contents">
      <style:text-properties style:font-name="Times New Roman" fo:font-size="12pt"/>
    </style:style>
    <style:style style:name="P4" style:family="paragraph" style:parent-style-name="Table_20_Contents">
      <style:paragraph-properties fo:text-align="center" style:justify-single-word="false"/>
      <style:text-properties style:font-name="Times New Roman" fo:font-size="12pt"/>
    </style:style>
    <style:style style:name="P5" style:family="paragraph" style:parent-style-name="Table_20_Contents">
      <style:paragraph-properties fo:text-align="end" style:justify-single-word="false"/>
      <style:text-properties style:font-name="Times New Roman" fo:font-size="12pt"/>
    </style:style>
    <style:style style:name="P6" style:family="paragraph" style:parent-style-name="Table_20_Contents">
      <style:text-properties style:font-name="Times New Roman" fo:font-size="12pt" fo:font-weight="bold" style:font-weight-asian="bold" style:font-weight-complex="bold"/>
    </style:style>
    <style:style style:name="P7" style:family="paragraph" style:parent-style-name="Table_20_Contents">
      <style:paragraph-properties fo:text-align="center" style:justify-single-word="false"/>
      <style:text-properties style:font-name="Times New Roman" fo:font-size="12pt" fo:font-weight="bold" style:font-weight-asian="bold" style:font-weight-complex="bold"/>
    </style:style>
    <style:style style:name="P8" style:family="paragraph" style:parent-style-name="Table_20_Contents">
      <style:text-properties style:font-name="Times New Roman" fo:font-size="12pt" fo:font-style="italic" style:font-style-asian="italic" style:font-style-complex="italic"/>
    </style:style>
    <style:style style:name="P9" style:family="paragraph" style:parent-style-name="Table_20_Contents">
      <style:paragraph-properties fo:text-align="justify" style:justify-single-word="false"/>
      <style:text-properties style:font-name="Times New Roman" fo:font-size="12pt"/>
    </style:style>
    <style:style style:name="P10" style:family="paragraph" style:parent-style-name="Table_20_Contents">
      <style:paragraph-properties fo:text-align="center" style:justify-single-word="false"/>
      <style:text-properties style:font-name="Courier New" fo:font-size="12pt"/>
    </style:style>
    <style:style style:name="P11" style:family="paragraph" style:parent-style-name="Heading_20_1">
      <style:text-properties fo:language="en" fo:country="US"/>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list-style-name="L1">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1">
      <style:text-properties fo:language="en" fo:country="US"/>
    </style:style>
    <style:style style:name="P18" style:family="paragraph" style:parent-style-name="Text_20_body" style:list-style-name="L1">
      <style:text-properties fo:language="en" fo:country="US"/>
    </style:style>
    <style:style style:name="P19" style:family="paragraph" style:parent-style-name="Text_20_body" style:list-style-name="L2">
      <style:text-properties fo:language="en" fo:country="US"/>
    </style:style>
    <style:style style:name="P20" style:family="paragraph" style:parent-style-name="Text_20_body" style:list-style-name="L2">
      <style:text-properties fo:language="en" fo:country="US"/>
    </style:style>
    <style:style style:name="P21" style:family="paragraph" style:parent-style-name="Text_20_body" style:list-style-name="L2">
      <style:text-properties fo:language="en" fo:country="US"/>
    </style:style>
    <style:style style:name="P22" style:family="paragraph" style:parent-style-name="Text_20_body" style:list-style-name="L2">
      <style:text-properties fo:language="en" fo:country="US"/>
    </style:style>
    <style:style style:name="P23" style:family="paragraph" style:parent-style-name="Text_20_body" style:list-style-name="L2">
      <style:text-properties fo:language="en" fo:country="US"/>
    </style:style>
    <style:style style:name="P24" style:family="paragraph" style:parent-style-name="Text_20_body" style:list-style-name="L2">
      <style:text-properties fo:language="en" fo:country="US"/>
    </style:style>
    <style:style style:name="P25" style:family="paragraph" style:parent-style-name="Text_20_body" style:list-style-name="L2">
      <style:text-properties fo:language="en" fo:country="US"/>
    </style:style>
    <style:style style:name="P26" style:family="paragraph" style:parent-style-name="Text_20_body" style:list-style-name="L2">
      <style:text-properties fo:language="en" fo:country="US"/>
    </style:style>
    <style:style style:name="P27" style:family="paragraph" style:parent-style-name="Text_20_body" style:list-style-name="L4">
      <style:text-properties fo:language="en" fo:country="US"/>
    </style:style>
    <style:style style:name="P28" style:family="paragraph" style:parent-style-name="Text_20_body" style:list-style-name="L4">
      <style:text-properties fo:language="en" fo:country="US"/>
    </style:style>
    <style:style style:name="P29" style:family="paragraph" style:parent-style-name="Text_20_body" style:list-style-name="L4">
      <style:text-properties fo:language="en" fo:country="US"/>
    </style:style>
    <style:style style:name="P30" style:family="paragraph" style:parent-style-name="Text_20_body">
      <style:text-properties fo:language="en" fo:country="US" fo:font-style="normal" style:font-style-asian="normal" style:font-style-complex="normal"/>
    </style:style>
    <style:style style:name="P31" style:family="paragraph" style:parent-style-name="Text_20_body">
      <style:text-properties fo:language="en" fo:country="US" fo:font-style="normal" fo:font-weight="normal" style:font-style-asian="normal" style:font-weight-asian="normal" style:font-style-complex="normal" style:font-weight-complex="normal"/>
    </style:style>
    <style:style style:name="P32" style:family="paragraph" style:parent-style-name="Text_20_body" style:list-style-name="L5">
      <style:text-properties fo:language="en" fo:country="US"/>
    </style:style>
    <style:style style:name="P33" style:family="paragraph" style:parent-style-name="Text_20_body" style:list-style-name="L5">
      <style:text-properties fo:language="en" fo:country="US"/>
    </style:style>
    <style:style style:name="P34" style:family="paragraph" style:parent-style-name="Text_20_body" style:list-style-name="L5">
      <style:text-properties fo:language="en" fo:country="US"/>
    </style:style>
    <style:style style:name="P35" style:family="paragraph" style:parent-style-name="Text_20_body">
      <style:text-properties fo:language="en" fo:country="US" fo:font-weight="bold" style:font-weight-asian="bold" style:font-weight-complex="bold"/>
    </style:style>
    <style:style style:name="P36" style:family="paragraph" style:parent-style-name="Text_20_body">
      <style:text-properties fo:language="en" fo:country="US" fo:font-style="italic" fo:font-weight="bold" style:font-style-asian="italic" style:font-weight-asian="bold" style:font-style-complex="italic" style:font-weight-complex="bold"/>
    </style:style>
    <style:style style:name="P37" style:family="paragraph" style:parent-style-name="Text_20_body" style:list-style-name="L3">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3">
      <style:text-properties fo:language="en" fo:country="US"/>
    </style:style>
    <style:style style:name="P40" style:family="paragraph" style:parent-style-name="Text_20_body" style:list-style-name="L3">
      <style:text-properties fo:language="en" fo:country="US"/>
    </style:style>
    <style:style style:name="P41" style:family="paragraph" style:parent-style-name="Text_20_body" style:list-style-name="L3">
      <style:text-properties fo:language="en" fo:country="US"/>
    </style:style>
    <style:style style:name="P42" style:family="paragraph" style:parent-style-name="Text_20_body">
      <style:paragraph-properties fo:break-before="page"/>
      <style:text-properties fo:language="en" fo:country="US" fo:font-style="italic" fo:font-weight="bold" style:font-style-asian="italic" style:font-weight-asian="bold" style:font-style-complex="italic" style:font-weight-complex="bold"/>
    </style:style>
    <style:style style:name="T1" style:family="text">
      <style:text-properties fo:font-size="18pt" style:font-size-asian="21.6000003814697pt" style:font-size-complex="21.6000003814697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ument_20_Title">TightVNC Extensions to the <text:span text:style-name="T1">RFB</text:span> Protocol</text:p>
      <text:p text:style-name="P2">Author: Constantin Kaplinsky, TightVNC Group</text:p>
      <text:h text:style-name="P11" text:outline-level="1">Overview</text:h>
      <text:p text:style-name="P1">This document describes various extensions to the RFB protocol used in TightVNC software and in other software compatible with TightVNC. Only differences from the standard RFB protocol are discussed. The original RFB protocol specification (protocol versions 3.3, 3.7, 3.8) can be obtained here:</text:p>
      <text:p text:style-name="P2"><text:a xlink:type="simple" xlink:href="http://www.realvnc.com/docs/rfbproto.pdf">http://www.realvnc.com/docs/rfbproto.pdf</text:a></text:p>
      <text:p text:style-name="P1">At the moment of writing this document, TightVNC supports RFB protocol version 3.3 (in all TightVNC versions), 3.7 and 3.8 (in TightVNC 1.3.x and higher).</text:p>
      <text:p text:style-name="P1">TightVNC introduces the following protocol changes:</text:p>
      <text:list text:style-name="L1">
        <text:list-item>
          <text:p text:style-name="P15">extended protocol initialization procedure (RFB protocol version 3.7 and higher);</text:p>
        </text:list-item>
        <text:list-item>
          <text:p text:style-name="P15">new encodings (RFB protocol version 3.3 and higher);</text:p>
        </text:list-item>
        <text:list-item>
          <text:p text:style-name="P15">new pseudo-encodings (RFB protocol version 3.3 and higher);</text:p>
        </text:list-item>
        <text:list-item>
          <text:p text:style-name="P15">new protocol messages (RFB protocol version 3.7 and higher).</text:p>
        </text:list-item>
      </text:list>
      <text:h text:style-name="Heading_20_1" text:outline-level="1"/>
      <text:h text:style-name="P12" text:outline-level="1">Protocol initialization</text:h>
      <text:h text:style-name="Heading_20_2" text:outline-level="2">Data types</text:h>
      <text:p text:style-name="P1">Data types used to describe messages in this section are following:</text:p>
      <text:list text:style-name="L2">
        <text:list-item>
          <text:p text:style-name="P19">UINT8 – 8-bit unsigned integer;</text:p>
        </text:list-item>
        <text:list-item>
          <text:p text:style-name="P19">UINT16 – 16-bit unsigned integer;</text:p>
        </text:list-item>
        <text:list-item>
          <text:p text:style-name="P19">UINT32 – 32-bit unsigned integer;</text:p>
        </text:list-item>
        <text:list-item>
          <text:p text:style-name="P19">STRING[X] – string, comprised of exactly X 8-bit characters;</text:p>
        </text:list-item>
        <text:list-item>
          <text:p text:style-name="P19">RFBCAPABILITY – sequential structure comprised of following members:</text:p>
          <text:p text:style-name="P19">- &lt;UINT32&gt; Code – capability code;</text:p>
          <text:p text:style-name="P19">- &lt;STRING[4]&gt; Vendor – abbreviated vendor name (example: “TGHT”);</text:p>
          <text:p text:style-name="P19">- &lt;STRING[8]&gt; Name – abbreviated capability name.</text:p>
        </text:list-item>
      </text:list>
      <text:h text:style-name="Heading_20_2" text:outline-level="2">Capabilities identification</text:h>
      <text:p text:style-name="P1">To unique identify server or client capability RFBCAPABILITY structure is used. It identifies each capability by three attributes – its code, name and vendor. Though codes SHOULD be different for each two capabilities, both server and client should explicitly ensure that they both give the same meaning to given capability code. For this purpose, they should directly compare vendor and name given with given code with ones associated with the same code locally. If they match, server and client could be sure that there is no misunderstanding between them on capability level.</text:p>
      <text:p text:style-name="P1">Each capability entry belongs to its specific domain (i.e. encoder, tunnel type, client or server message). Capability codes may be equal for two capabilities which belong to different domains, though the whole RFBCAPABILITY structure can never be the same for two capabilities (at least the name should differ).</text:p>
      <text:p text:style-name="P1">Though, name is a capability name, which is unique cross-domain and strictly identifies capability. Vendor name is an abbreviated name (signature) of a vendor (a person or company, which registered given capability within TightVNC).</text:p>
      <text:p text:style-name="P1">Currently registered capability vendor signatures:</text:p>
      <text:list text:style-name="L3">
        <text:list-item>
          <text:p text:style-name="P37">STDV – standard VNC/RealVNC;</text:p>
        </text:list-item>
        <text:list-item>
          <text:p text:style-name="P37">TGHT – TightVNC;</text:p>
        </text:list-item>
        <text:list-item>
          <text:p text:style-name="P37">TDRV – TridiaVNC;</text:p>
        </text:list-item>
        <text:list-item>
          <text:p text:style-name="P37">VENC – VeNCrypt;</text:p>
        </text:list-item>
        <text:list-item>
          <text:p text:style-name="P37">GGI_ – General Graphics Interface.</text:p>
        </text:list-item>
      </text:list>
      <text:h text:style-name="Heading_20_2" text:outline-level="2">Messages</text:h>
      <text:p text:style-name="P1">Tight extension introduces additional protocol initialization sequence, which consists of three new initialization stages:</text:p>
      <text:list text:style-name="L4">
        <text:list-item>
          <text:p text:style-name="P27">Tunnel negotiation;</text:p>
        </text:list-item>
        <text:list-item>
          <text:p text:style-name="P27">Authorization negotiation;</text:p>
        </text:list-item>
        <text:list-item>
          <text:p text:style-name="P27">Capabilities negotiation.</text:p>
        </text:list-item>
      </text:list>
      <text:p text:style-name="P36"><text:soft-page-break/></text:p>
      <text:p text:style-name="P42">Tunnel negotiation</text:p>
      <text:p text:style-name="P1">Tunnel negotiation stage consists of server-to-client message, introducing server tunneling capabilities, and client-to-server message, which determines appropriate tunnel selection.</text:p>
      <text:p text:style-name="P30">Server-to-client message structure:</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9">Name</text:p>
          </table:table-cell>
          <table:table-cell table:style-name="Таблица5.A1" office:value-type="string">
            <text:p text:style-name="P9">Type</text:p>
          </table:table-cell>
          <table:table-cell table:style-name="Таблица5.C1" office:value-type="string">
            <text:p text:style-name="P9">Description</text:p>
          </table:table-cell>
        </table:table-row>
        <table:table-row>
          <table:table-cell table:style-name="Таблица5.A2" office:value-type="string">
            <text:p text:style-name="P9">nTunnels</text:p>
          </table:table-cell>
          <table:table-cell table:style-name="Таблица5.A2" office:value-type="string">
            <text:p text:style-name="P9">UINT32</text:p>
          </table:table-cell>
          <table:table-cell table:style-name="Таблица5.C2" office:value-type="string">
            <text:p text:style-name="P9">Number of tunneling capabilities server announces.</text:p>
          </table:table-cell>
        </table:table-row>
        <table:table-row>
          <table:table-cell table:style-name="Таблица5.A2" office:value-type="string">
            <text:p text:style-name="P9">TunnelCaps</text:p>
          </table:table-cell>
          <table:table-cell table:style-name="Таблица5.A2" office:value-type="string">
            <text:p text:style-name="P9">RFBCAPABILITY x nTunnels</text:p>
          </table:table-cell>
          <table:table-cell table:style-name="Таблица5.C2" office:value-type="string">
            <text:p text:style-name="P9">Exactly nTunnels tunnel RFB capability records.</text:p>
          </table:table-cell>
        </table:table-row>
        <table:table-row>
          <table:table-cell table:style-name="Таблица5.A2" office:value-type="string">
            <text:p text:style-name="P9">...</text:p>
          </table:table-cell>
          <table:table-cell table:style-name="Таблица5.A2" office:value-type="string">
            <text:p text:style-name="P9">...</text:p>
          </table:table-cell>
          <table:table-cell table:style-name="Таблица5.C2" office:value-type="string">
            <text:p text:style-name="P9"/>
          </table:table-cell>
        </table:table-row>
      </table:table>
      <text:p text:style-name="P1"/>
      <text:p text:style-name="P1">Client analyses server tunneling capabilities and decides whether any tunneling type announced by server is appropriate for the client.</text:p>
      <text:p text:style-name="P1">If client successfully determines that one of the tunnels announced by server can be used, it sends back to server its RFBCAPABILITY Code.</text:p>
      <text:p text:style-name="P1">Client response:</text:p>
      <table:table table:name="Таблица6" table:style-name="Таблица6">
        <table:table-column table:style-name="Таблица6.A" table:number-columns-repeated="3"/>
        <table:table-row>
          <table:table-cell table:style-name="Таблица6.A1" office:value-type="string">
            <text:p text:style-name="P9">Name</text:p>
          </table:table-cell>
          <table:table-cell table:style-name="Таблица6.A1" office:value-type="string">
            <text:p text:style-name="P9">Type</text:p>
          </table:table-cell>
          <table:table-cell table:style-name="Таблица6.C1" office:value-type="string">
            <text:p text:style-name="P9">Description</text:p>
          </table:table-cell>
        </table:table-row>
        <table:table-row>
          <table:table-cell table:style-name="Таблица6.A2" office:value-type="string">
            <text:p text:style-name="P9">Selected</text:p>
          </table:table-cell>
          <table:table-cell table:style-name="Таблица6.A2" office:value-type="string">
            <text:p text:style-name="P9">UINT32</text:p>
          </table:table-cell>
          <table:table-cell table:style-name="Таблица6.C2" office:value-type="string">
            <text:p text:style-name="P9">Selected tunnel</text:p>
          </table:table-cell>
        </table:table-row>
      </table:table>
      <text:p text:style-name="P1"/>
      <text:p text:style-name="P1">If nTunnels sent by server is 0, that means that only plain data exchange is supported by server. In this case client shouldn't reply with tunnel code, but instead silently use default NOTUNNEL tunneling.</text:p>
      <text:p text:style-name="P1">Once client and server agreed on tunneling type, they IMMEDIATELY switch all communications to go through negotiated tunnel type BEFORE sending or receiving any next portion of data.</text:p>
      <text:p text:style-name="P1">Registered tunnel types:</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9">Code</text:p>
          </table:table-cell>
          <table:table-cell table:style-name="Таблица7.A1" office:value-type="string">
            <text:p text:style-name="P9">Vendor</text:p>
          </table:table-cell>
          <table:table-cell table:style-name="Таблица7.A1" office:value-type="string">
            <text:p text:style-name="P9">Name</text:p>
          </table:table-cell>
          <table:table-cell table:style-name="Таблица7.D1" office:value-type="string">
            <text:p text:style-name="P9">Description</text:p>
          </table:table-cell>
        </table:table-row>
        <table:table-row>
          <table:table-cell table:style-name="Таблица7.A2" office:value-type="string">
            <text:p text:style-name="P9">0</text:p>
          </table:table-cell>
          <table:table-cell table:style-name="Таблица7.A2" office:value-type="string">
            <text:p text:style-name="P9">STDV</text:p>
          </table:table-cell>
          <table:table-cell table:style-name="Таблица7.A2" office:value-type="string">
            <text:p text:style-name="P9">NOTUNNEL</text:p>
          </table:table-cell>
          <table:table-cell table:style-name="Таблица7.D2" office:value-type="string">
            <text:p text:style-name="P9">No tunneling (client and server exchanges plain data).</text:p>
          </table:table-cell>
        </table:table-row>
      </table:table>
      <text:p text:style-name="P1"/>
      <text:p text:style-name="P1">The NOTUNNEL tunneling type SHOULD (and is meant to) be supported by all clients and servers.</text:p>
      <text:p text:style-name="P1"/>
      <text:p text:style-name="P36">Authorization negotiation</text:p>
      <text:p text:style-name="P1">Authorization negotiation stage consists of server-to-client message, introducing server authorization capabilities, and client-to-server message, which consists of appropriate authorization type code and authorization-specific data.</text:p>
      <text:p text:style-name="P30">Server message structure:</text:p>
      <table:table table:name="Таблица8" table:style-name="Таблица8">
        <table:table-column table:style-name="Таблица8.A"/>
        <table:table-column table:style-name="Таблица8.B"/>
        <table:table-column table:style-name="Таблица8.C"/>
        <table:table-row>
          <table:table-cell table:style-name="Таблица8.A1" office:value-type="string">
            <text:p text:style-name="P9">Name</text:p>
          </table:table-cell>
          <table:table-cell table:style-name="Таблица8.A1" office:value-type="string">
            <text:p text:style-name="P9">Type</text:p>
          </table:table-cell>
          <table:table-cell table:style-name="Таблица8.C1" office:value-type="string">
            <text:p text:style-name="P9">Description</text:p>
          </table:table-cell>
        </table:table-row>
        <table:table-row>
          <table:table-cell table:style-name="Таблица8.A2" office:value-type="string">
            <text:p text:style-name="P9">nAuths</text:p>
          </table:table-cell>
          <table:table-cell table:style-name="Таблица8.A2" office:value-type="string">
            <text:p text:style-name="P9">UINT32</text:p>
          </table:table-cell>
          <table:table-cell table:style-name="Таблица8.C2" office:value-type="string">
            <text:p text:style-name="P9">Number of authorization capabilities server announces.</text:p>
          </table:table-cell>
        </table:table-row>
        <text:soft-page-break/>
        <table:table-row>
          <table:table-cell table:style-name="Таблица8.A2" office:value-type="string">
            <text:p text:style-name="P9">AuthTypes</text:p>
          </table:table-cell>
          <table:table-cell table:style-name="Таблица8.A2" office:value-type="string">
            <text:p text:style-name="P9">RFBCAPABILITY x nAuth</text:p>
          </table:table-cell>
          <table:table-cell table:style-name="Таблица8.C2" office:value-type="string">
            <text:p text:style-name="P9">Exactly nAuths authorization type RFB capability records.</text:p>
          </table:table-cell>
        </table:table-row>
        <table:table-row>
          <table:table-cell table:style-name="Таблица8.A2" office:value-type="string">
            <text:p text:style-name="P9">...</text:p>
          </table:table-cell>
          <table:table-cell table:style-name="Таблица8.A2" office:value-type="string">
            <text:p text:style-name="P9">...</text:p>
          </table:table-cell>
          <table:table-cell table:style-name="Таблица8.C2" office:value-type="string">
            <text:p text:style-name="P9"/>
          </table:table-cell>
        </table:table-row>
      </table:table>
      <text:p text:style-name="P1"/>
      <text:p text:style-name="P1">Client analyses server tunneling capabilities and decides whether any authorization type announced by server suits client needs and/or capabilities.</text:p>
      <text:p text:style-name="P1">If client successfully determines that one of the authorization types announced by server can be used, it sends back to server it's RFBCAPABILITY Code.</text:p>
      <text:p text:style-name="P1">Client response:</text:p>
      <table:table table:name="Таблица9" table:style-name="Таблица9">
        <table:table-column table:style-name="Таблица9.A" table:number-columns-repeated="3"/>
        <table:table-row>
          <table:table-cell table:style-name="Таблица9.A1" office:value-type="string">
            <text:p text:style-name="P9">Name</text:p>
          </table:table-cell>
          <table:table-cell table:style-name="Таблица9.A1" office:value-type="string">
            <text:p text:style-name="P9">Type</text:p>
          </table:table-cell>
          <table:table-cell table:style-name="Таблица9.C1" office:value-type="string">
            <text:p text:style-name="P9">Description</text:p>
          </table:table-cell>
        </table:table-row>
        <table:table-row>
          <table:table-cell table:style-name="Таблица9.A2" office:value-type="string">
            <text:p text:style-name="P9">Selected</text:p>
          </table:table-cell>
          <table:table-cell table:style-name="Таблица9.A2" office:value-type="string">
            <text:p text:style-name="P9">UINT32</text:p>
          </table:table-cell>
          <table:table-cell table:style-name="Таблица9.C2" office:value-type="string">
            <text:p text:style-name="P9">Selected authorization type</text:p>
          </table:table-cell>
        </table:table-row>
      </table:table>
      <text:p text:style-name="P1"/>
      <text:p text:style-name="P1">Once client and server agreed on authorization type, client immediately sends authorization data, specific to this authorization type.</text:p>
      <text:p text:style-name="P1">Registered authorization types:</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9">Code</text:p>
          </table:table-cell>
          <table:table-cell table:style-name="Таблица10.A1" office:value-type="string">
            <text:p text:style-name="P9">Vendor</text:p>
          </table:table-cell>
          <table:table-cell table:style-name="Таблица10.A1" office:value-type="string">
            <text:p text:style-name="P9">Name</text:p>
          </table:table-cell>
          <table:table-cell table:style-name="Таблица10.D1" office:value-type="string">
            <text:p text:style-name="P9">Description</text:p>
          </table:table-cell>
        </table:table-row>
        <table:table-row>
          <table:table-cell table:style-name="Таблица10.A2" office:value-type="string">
            <text:p text:style-name="P9">0</text:p>
          </table:table-cell>
          <table:table-cell table:style-name="Таблица10.A2" office:value-type="string">
            <text:p text:style-name="P9">STDV</text:p>
          </table:table-cell>
          <table:table-cell table:style-name="Таблица10.A2" office:value-type="string">
            <text:p text:style-name="P9">NOTUNNEL</text:p>
          </table:table-cell>
          <table:table-cell table:style-name="Таблица10.D2" office:value-type="string">
            <text:p text:style-name="P9">No tunneling (client and server exchanges plain data).</text:p>
          </table:table-cell>
        </table:table-row>
      </table:table>
      <text:p text:style-name="P1"/>
      <text:p text:style-name="P1">Once authorization data is sent, server should reply whether it is happy with the client's authorization data:</text:p>
      <table:table table:name="Таблица11" table:style-name="Таблица11">
        <table:table-column table:style-name="Таблица11.A" table:number-columns-repeated="3"/>
        <table:table-row>
          <table:table-cell table:style-name="Таблица11.A1" office:value-type="string">
            <text:p text:style-name="P9">Name</text:p>
          </table:table-cell>
          <table:table-cell table:style-name="Таблица11.A1" office:value-type="string">
            <text:p text:style-name="P9">Type</text:p>
          </table:table-cell>
          <table:table-cell table:style-name="Таблица11.C1" office:value-type="string">
            <text:p text:style-name="P9">Description</text:p>
          </table:table-cell>
        </table:table-row>
        <table:table-row>
          <table:table-cell table:style-name="Таблица11.A2" office:value-type="string">
            <text:p text:style-name="P9">AuthResult</text:p>
          </table:table-cell>
          <table:table-cell table:style-name="Таблица11.A2" office:value-type="string">
            <text:p text:style-name="P9">UINT32</text:p>
          </table:table-cell>
          <table:table-cell table:style-name="Таблица11.C2" office:value-type="string">
            <text:p text:style-name="P9">Authorization result</text:p>
          </table:table-cell>
        </table:table-row>
      </table:table>
      <text:p text:style-name="P1"/>
      <text:p text:style-name="P1">Server should send one of the following result codes:</text:p>
      <text:list text:style-name="L5">
        <text:list-item>
          <text:p text:style-name="P32">rfbAuthOK = 0 – authorization succeeded;</text:p>
        </text:list-item>
        <text:list-item>
          <text:p text:style-name="P32">rfbAuthFailed = 1 – authorization failed;</text:p>
        </text:list-item>
        <text:list-item>
          <text:p text:style-name="P32">rfbAuthTooMany = 2 – authorization succeeded, but server is unable to serve this many clients. Client may decide to try to connect later.</text:p>
        </text:list-item>
      </text:list>
      <text:p text:style-name="P31">Registered authorization capability records:</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table-cell table:style-name="Таблица12.A1" office:value-type="string">
            <text:p text:style-name="P9">Code</text:p>
          </table:table-cell>
          <table:table-cell table:style-name="Таблица12.A1" office:value-type="string">
            <text:p text:style-name="P9">Vendor</text:p>
          </table:table-cell>
          <table:table-cell table:style-name="Таблица12.A1" office:value-type="string">
            <text:p text:style-name="P9">Name</text:p>
          </table:table-cell>
          <table:table-cell table:style-name="Таблица12.D1" office:value-type="string">
            <text:p text:style-name="P9">Description</text:p>
          </table:table-cell>
        </table:table-row>
        <table:table-row>
          <table:table-cell table:style-name="Таблица12.A2" office:value-type="string">
            <text:p text:style-name="P9">0</text:p>
          </table:table-cell>
          <table:table-cell table:style-name="Таблица12.A2" office:value-type="string">
            <text:p text:style-name="P9">STDV</text:p>
          </table:table-cell>
          <table:table-cell table:style-name="Таблица12.A2" office:value-type="string">
            <text:p text:style-name="P9">NOAUTH__</text:p>
          </table:table-cell>
          <table:table-cell table:style-name="Таблица12.D2" office:value-type="string">
            <text:p text:style-name="P9">Standard VNC “Noauth” authorization scheme.</text:p>
          </table:table-cell>
        </table:table-row>
        <table:table-row>
          <table:table-cell table:style-name="Таблица12.A2" office:value-type="string">
            <text:p text:style-name="P9">1</text:p>
          </table:table-cell>
          <table:table-cell table:style-name="Таблица12.A2" office:value-type="string">
            <text:p text:style-name="P9">STDV</text:p>
          </table:table-cell>
          <table:table-cell table:style-name="Таблица12.A2" office:value-type="string">
            <text:p text:style-name="P9">VNCAUTH_</text:p>
          </table:table-cell>
          <table:table-cell table:style-name="Таблица12.D2" office:value-type="string">
            <text:p text:style-name="P9">Standard VNC “VNC” authorization scheme.</text:p>
          </table:table-cell>
        </table:table-row>
        <table:table-row>
          <table:table-cell table:style-name="Таблица12.A2" office:value-type="string">
            <text:p text:style-name="P9">129</text:p>
          </table:table-cell>
          <table:table-cell table:style-name="Таблица12.A2" office:value-type="string">
            <text:p text:style-name="P9">TGHT</text:p>
          </table:table-cell>
          <table:table-cell table:style-name="Таблица12.A2" office:value-type="string">
            <text:p text:style-name="P9">ULGNAUTH</text:p>
          </table:table-cell>
          <table:table-cell table:style-name="Таблица12.D2" office:value-type="string">
            <text:p text:style-name="P9">Reserved</text:p>
          </table:table-cell>
        </table:table-row>
        <table:table-row>
          <table:table-cell table:style-name="Таблица12.A2" office:value-type="string">
            <text:p text:style-name="P9">130</text:p>
          </table:table-cell>
          <table:table-cell table:style-name="Таблица12.A2" office:value-type="string">
            <text:p text:style-name="P9">TGHT</text:p>
          </table:table-cell>
          <table:table-cell table:style-name="Таблица12.A2" office:value-type="string">
            <text:p text:style-name="P9">XTRNAUTH</text:p>
          </table:table-cell>
          <table:table-cell table:style-name="Таблица12.D2" office:value-type="string">
            <text:p text:style-name="P9">Reserved</text:p>
          </table:table-cell>
        </table:table-row>
      </table:table>
      <text:p text:style-name="P35"/>
      <text:p text:style-name="P36">Capabilities negotiation</text:p>
      <text:p text:style-name="P31">Capabilities negotiation consists of server-to-client message, where server introduces its capabilities, and client-to-server message, which introduces only those client capabilities which are supported by server.</text:p>
      <text:p text:style-name="Text_20_body"><text:soft-page-break/>Server message:</text:p>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9">Name</text:p>
          </table:table-cell>
          <table:table-cell table:style-name="Таблица13.A1" office:value-type="string">
            <text:p text:style-name="P9">Type</text:p>
          </table:table-cell>
          <table:table-cell table:style-name="Таблица13.C1" office:value-type="string">
            <text:p text:style-name="P9">Description</text:p>
          </table:table-cell>
        </table:table-row>
        <table:table-row>
          <table:table-cell table:style-name="Таблица13.A2" office:value-type="string">
            <text:p text:style-name="P9">nServerMessageTypes</text:p>
          </table:table-cell>
          <table:table-cell table:style-name="Таблица13.A2" office:value-type="string">
            <text:p text:style-name="P9">UINT16</text:p>
          </table:table-cell>
          <table:table-cell table:style-name="Таблица13.C2" office:value-type="string">
            <text:p text:style-name="P9">Number of server message types server announces.</text:p>
          </table:table-cell>
        </table:table-row>
        <table:table-row>
          <table:table-cell table:style-name="Таблица13.A2" office:value-type="string">
            <text:p text:style-name="P9">nClientMessageTypes</text:p>
          </table:table-cell>
          <table:table-cell table:style-name="Таблица13.A2" office:value-type="string">
            <text:p text:style-name="P9">UINT16</text:p>
          </table:table-cell>
          <table:table-cell table:style-name="Таблица13.C2" office:value-type="string">
            <text:p text:style-name="P9">Number of client message types server announces.</text:p>
          </table:table-cell>
        </table:table-row>
        <table:table-row>
          <table:table-cell table:style-name="Таблица13.A2" office:value-type="string">
            <text:p text:style-name="P9">nEncodingTypes</text:p>
          </table:table-cell>
          <table:table-cell table:style-name="Таблица13.A2" office:value-type="string">
            <text:p text:style-name="P9">UINT16</text:p>
          </table:table-cell>
          <table:table-cell table:style-name="Таблица13.C2" office:value-type="string">
            <text:p text:style-name="P9">Number of encoding types server announces.</text:p>
          </table:table-cell>
        </table:table-row>
        <table:table-row>
          <table:table-cell table:style-name="Таблица13.A2" office:value-type="string">
            <text:p text:style-name="P9">ServerMessageTypes</text:p>
          </table:table-cell>
          <table:table-cell table:style-name="Таблица13.A2" office:value-type="string">
            <text:p text:style-name="P9">RFBCAPABILITY x nServerMessageTypes</text:p>
          </table:table-cell>
          <table:table-cell table:style-name="Таблица13.C2" office:value-type="string">
            <text:p text:style-name="P9">Server side messages which server supports.</text:p>
          </table:table-cell>
        </table:table-row>
        <table:table-row>
          <table:table-cell table:style-name="Таблица13.A2" office:value-type="string">
            <text:p text:style-name="P9">ClientMessageTypes</text:p>
          </table:table-cell>
          <table:table-cell table:style-name="Таблица13.A2" office:value-type="string">
            <text:p text:style-name="P9">RFBCAPABILITY x nClientMessageTypes</text:p>
          </table:table-cell>
          <table:table-cell table:style-name="Таблица13.C2" office:value-type="string">
            <text:p text:style-name="P9">Client side messages which server supports.</text:p>
          </table:table-cell>
        </table:table-row>
        <table:table-row>
          <table:table-cell table:style-name="Таблица13.A2" office:value-type="string">
            <text:p text:style-name="P9">Encodings</text:p>
          </table:table-cell>
          <table:table-cell table:style-name="Таблица13.A2" office:value-type="string">
            <text:p text:style-name="P9">RFBCAPABILITY x nEncodingTypes</text:p>
          </table:table-cell>
          <table:table-cell table:style-name="Таблица13.C2" office:value-type="string">
            <text:p text:style-name="P9">Encoding types which server supports.</text:p>
          </table:table-cell>
        </table:table-row>
      </table:table>
      <text:p text:style-name="Standard"/>
      <text:p text:style-name="Text_20_body">Client replies with message in exactly the same format, listing only those capabilities which are supported both by server and the client.</text:p>
      <text:p text:style-name="Text_20_body">Once all three initialization stages are successfully finished, client and server switch to normal protocol flow.</text:p>
      <text:p text:style-name="Text_20_body"/>
      <text:p text:style-name="Text_20_body"/>
      <text:h text:style-name="P12" text:outline-level="1">Encodings</text:h>
      <text:p text:style-name="P1">\subsection{Tight}</text:p>
      <text:p text:style-name="P1">\begin{verbatim}</text:p>
      <text:p text:style-name="P1">Encoding type: <text:s text:c="4"/>7</text:p>
      <text:p text:style-name="P1">Name signature: <text:s text:c="3"/>"TIGHT___"</text:p>
      <text:p text:style-name="P1">Vendor signature: <text:s/>"TGHT"</text:p>
      <text:p text:style-name="P1">\end{verbatim}</text:p>
      <text:p text:style-name="P1">Tight encoding provides efficient compression for pixel data.</text:p>
      <text:p text:style-name="P1"/>
      <text:p text:style-name="P1">The first byte of each Tight-encoded rectangle is a</text:p>
      <text:p text:style-name="P1">\typestr{compression-control} byte:</text:p>
      <text:p text:style-name="P1"/>
      <text:p text:style-name="P1">\begin{tabular}{l|lc|l} \hline</text:p>
      <text:p text:style-name="P1">No.\ of bytes &amp; Type &amp; [Value] &amp; Description \\ \hline</text:p>
      <text:p text:style-name="P1">1 &amp; U8 &amp; <text:s text:c="2"/>&amp; \typestr{compression-control} \\ \hline</text:p>
      <text:p text:style-name="P1">\end{tabular}</text:p>
      <text:p text:style-name="P1"/>
      <text:p text:style-name="P1">\begin{quote}</text:p>
      <text:p text:style-name="P1">The least significant four bits of \typestr{compression-control} byte</text:p>
      <text:p text:style-name="P1">inform the client which zlib compression streams should be reset</text:p>
      <text:p text:style-name="P1">before decoding the rectangle. Each bit is independent and corresponds</text:p>
      <text:p text:style-name="P1">to a separate zlib stream that should be reset:</text:p>
      <text:p text:style-name="P1"/>
      <text:p text:style-name="P1">\begin{tabular}{l|l}</text:p>
      <text:p text:style-name="P1">\hline</text:p>
      <text:p text:style-name="P1">Bit &amp; Description <text:s text:c="3"/>\\</text:p>
      <text:p text:style-name="P1">\hline</text:p>
      <text:p text:style-name="P1">0 <text:s text:c="2"/>&amp; if 1: reset stream 0 \\</text:p>
      <text:p text:style-name="P1">1 <text:s text:c="2"/>&amp; if 1: reset stream 1 \\</text:p>
      <text:p text:style-name="P1">2 <text:s text:c="2"/>&amp; if 1: reset stream 2 \\</text:p>
      <text:p text:style-name="P1">3 <text:s text:c="2"/>&amp; if 1: reset stream 4 \\</text:p>
      <text:p text:style-name="P1">\hline</text:p>
      <text:p text:style-name="P1">\end{tabular}</text:p>
      <text:p text:style-name="P1"/>
      <text:p text:style-name="P1">One of three possible compression methods are supported in Tight</text:p>
      <text:p text:style-name="P1">encoding. These are \literal{BasicCompression},</text:p>
      <text:p text:style-name="P1"><text:soft-page-break/>\literal{FillCompression} and \literal{JpegCompression}. If the bit 7 (the</text:p>
      <text:p text:style-name="P1">most significant bit) of \typestr{compression-control} byte is 0, then</text:p>
      <text:p text:style-name="P1">the compression type is \literal{BasicCompression}. In that case, bits</text:p>
      <text:p text:style-name="P1">7-4 (the most significant four bits) of \typestr{compression-control}</text:p>
      <text:p text:style-name="P1">should be interpreted as follows:</text:p>
      <text:p text:style-name="P1"/>
      <text:p text:style-name="P1">\begin{tabular}{l|c|l}</text:p>
      <text:p text:style-name="P1">\hline</text:p>
      <text:p text:style-name="P1">Bits &amp; Binary value &amp; Description \\</text:p>
      <text:p text:style-name="P1">\hline</text:p>
      <text:p text:style-name="P1">5-4 &amp; 00 <text:s/>&amp; \literal{UseStream0} \\</text:p>
      <text:p text:style-name="P1"><text:s text:c="4"/>&amp; 01 <text:s/>&amp; \literal{UseStream1} \\</text:p>
      <text:p text:style-name="P1"><text:s text:c="4"/>&amp; 10 <text:s/>&amp; \literal{UseStream2} \\</text:p>
      <text:p text:style-name="P1"><text:s text:c="4"/>&amp; 11 <text:s/>&amp; \literal{UseStream3} \\</text:p>
      <text:p text:style-name="P1">\hline</text:p>
      <text:p text:style-name="P1">6 <text:s text:c="2"/>&amp; 0 <text:s text:c="2"/>&amp; --- \\</text:p>
      <text:p text:style-name="P1"><text:s text:c="4"/>&amp; 1 <text:s text:c="2"/>&amp; \literal{ReadFilterId} \\</text:p>
      <text:p text:style-name="P1">\hline</text:p>
      <text:p text:style-name="P1">7 <text:s text:c="2"/>&amp; 0 <text:s text:c="2"/>&amp; \literal{BasicCompression} \\</text:p>
      <text:p text:style-name="P1">\hline</text:p>
      <text:p text:style-name="P1">\end{tabular}</text:p>
      <text:p text:style-name="P1"/>
      <text:p text:style-name="P1">Otherwise, if the bit 7 of \typestr{compression-control} is set to 1,</text:p>
      <text:p text:style-name="P1">then the compression method is either \literal{FillCompression} or</text:p>
      <text:p text:style-name="P1">\literal{JpegCompression}, depending on other bits of the same byte:</text:p>
      <text:p text:style-name="P1"/>
      <text:p text:style-name="P1">\begin{tabular}{l|c|l}</text:p>
      <text:p text:style-name="P1">\hline</text:p>
      <text:p text:style-name="P1">Bits &amp; Binary value &amp; Description \\</text:p>
      <text:p text:style-name="P1">\hline</text:p>
      <text:p text:style-name="P1">7-4 &amp; 1000 &amp; \literal{FillCompression} \\</text:p>
      <text:p text:style-name="P1"><text:s text:c="4"/>&amp; 1001 &amp; \literal{JpegCompression} \\</text:p>
      <text:p text:style-name="P1"><text:s text:c="4"/>&amp; any other &amp; invalid \\</text:p>
      <text:p text:style-name="P1">\hline</text:p>
      <text:p text:style-name="P1">\end{tabular}</text:p>
      <text:p text:style-name="P1"/>
      <text:p text:style-name="P1">Note: \literal{JpegCompression} may only be used when</text:p>
      <text:p text:style-name="P1"><text:soft-page-break/>\typestr{bits-per-pixel} is either 16 or 32.</text:p>
      <text:p text:style-name="P1"/>
      <text:p text:style-name="P1">\end{quote}</text:p>
      <text:p text:style-name="P1"/>
      <text:p text:style-name="P1">The data following the \typestr{compression-control} byte depends on</text:p>
      <text:p text:style-name="P1">the compression method.</text:p>
      <text:p text:style-name="P1"/>
      <text:p text:style-name="P1">\subsubsection*{\literal{FillCompression}}</text:p>
      <text:p text:style-name="P1"/>
      <text:p text:style-name="P1">-- If the compression type is "fill", then the only pixel value follows, in</text:p>
      <text:p text:style-name="P1"><text:s/>client pixel format (see NOTE 1). This value applies to all pixels of the</text:p>
      <text:p text:style-name="P1"><text:s/>rectangle.</text:p>
      <text:p text:style-name="P1"/>
      <text:p text:style-name="P1">\subsubsection*{\literal{JpegCompression}}</text:p>
      <text:p text:style-name="P1"/>
      <text:p text:style-name="P1">-- If the compression type is "jpeg", the following data stream looks like</text:p>
      <text:p text:style-name="P1"><text:s/>this:</text:p>
      <text:p text:style-name="P1"/>
      <text:p text:style-name="P1"><text:s text:c="3"/>1..3 bytes: <text:s/>data size (N) in compact representation;</text:p>
      <text:p text:style-name="P1"><text:s text:c="3"/>N bytes: <text:s text:c="4"/>JPEG image.</text:p>
      <text:p text:style-name="P1"/>
      <text:p text:style-name="P1"><text:s/>Data size is compactly represented in one, two or three bytes, according</text:p>
      <text:p text:style-name="P1"><text:s/>to the following scheme:</text:p>
      <text:p text:style-name="P1"/>
      <text:p text:style-name="P1"><text:s text:c="2"/>0xxxxxxx <text:s text:c="19"/>(for values 0..127)</text:p>
      <text:p text:style-name="P1"><text:s text:c="2"/>1xxxxxxx 0yyyyyyy <text:s text:c="10"/>(for values 128..16383)</text:p>
      <text:p text:style-name="P1"><text:s text:c="2"/>1xxxxxxx 1yyyyyyy zzzzzzzz <text:s/>(for values 16384..4194303)</text:p>
      <text:p text:style-name="P1"/>
      <text:p text:style-name="P1"><text:s/>Here each character denotes one bit, xxxxxxx are the least significant 7</text:p>
      <text:p text:style-name="P1"><text:s/>bits of the value (bits 0-6), yyyyyyy are bits 7-13, and zzzzzzzz are the</text:p>
      <text:p text:style-name="P1"><text:s/>most significant 8 bits (bits 14-21). For example, decimal value 10000</text:p>
      <text:p text:style-name="P1"><text:s/>should be represented as two bytes: binary 10010000 01001110, or</text:p>
      <text:p text:style-name="P1"><text:s/>hexadecimal 90 4E.</text:p>
      <text:p text:style-name="P1"/>
      <text:p text:style-name="P1">\subsubsection*{\literal{BasicCompression}}</text:p>
      <text:p text:style-name="P1"/>
      <text:p text:style-name="P1">-- If the compression type is "basic" and bit 6 of the compression control</text:p>
      <text:p text:style-name="P1"><text:soft-page-break/><text:s/>byte was set to 1, then the next (second) byte specifies "filter id" which</text:p>
      <text:p text:style-name="P1"><text:s/>tells the decoder what filter type was used by the encoder to pre-process</text:p>
      <text:p text:style-name="P1"><text:s/>pixel data before the compression. The "filter id" byte can be one of the</text:p>
      <text:p text:style-name="P1"><text:s/>following:</text:p>
      <text:p text:style-name="P1"/>
      <text:p text:style-name="P1"><text:s text:c="3"/>0: <text:s/>no filter ("copy" filter);</text:p>
      <text:p text:style-name="P1"><text:s text:c="3"/>1: <text:s/>"palette" filter;</text:p>
      <text:p text:style-name="P1"><text:s text:c="3"/>2: <text:s/>"gradient" filter.</text:p>
      <text:p text:style-name="P1"/>
      <text:p text:style-name="P1">-- If bit 6 of the compression control byte is set to 0 (no "filter id"</text:p>
      <text:p text:style-name="P1"><text:s/>byte), or if the filter id is 0, then raw pixel values in the client</text:p>
      <text:p text:style-name="P1"><text:s/>format (see NOTE 1) will be compressed. See below details on the</text:p>
      <text:p text:style-name="P1"><text:s/>compression.</text:p>
      <text:p text:style-name="P1"/>
      <text:p text:style-name="P1">-- The "gradient" filter pre-processes pixel data with a simple algorithm</text:p>
      <text:p text:style-name="P1"><text:s/>which converts each color component to a difference between a "predicted"</text:p>
      <text:p text:style-name="P1"><text:s/>intensity and the actual intensity. Such a technique does not affect</text:p>
      <text:p text:style-name="P1"><text:s/>uncompressed data size, but helps to compress photo-like images better. </text:p>
      <text:p text:style-name="P1"><text:s/>Pseudo-code for converting intensities to differences is the following:</text:p>
      <text:p text:style-name="P1"/>
      <text:p text:style-name="P1"><text:s text:c="3"/>P[i,j] := V[i-1,j] + V[i,j-1] - V[i-1,j-1];</text:p>
      <text:p text:style-name="P1"><text:s text:c="3"/>if (P[i,j] &lt; 0) then P[i,j] := 0;</text:p>
      <text:p text:style-name="P1"><text:s text:c="3"/>if (P[i,j] &gt; MAX) then P[i,j] := MAX;</text:p>
      <text:p text:style-name="P1"><text:s text:c="3"/>D[i,j] := V[i,j] - P[i,j];</text:p>
      <text:p text:style-name="P1"/>
      <text:p text:style-name="P1"><text:s/>Here V[i,j] is the intensity of a color component for a pixel at</text:p>
      <text:p text:style-name="P1"><text:s/>coordinates (i,j). MAX is the maximum value of intensity for a color</text:p>
      <text:p text:style-name="P1"><text:s/>component.</text:p>
      <text:p text:style-name="P1"/>
      <text:p text:style-name="P1">-- The "palette" filter converts true-color pixel data to indexed colors</text:p>
      <text:p text:style-name="P1"><text:s/>and a palette which can consist of 2..256 colors. If the number of colors</text:p>
      <text:p text:style-name="P1"><text:s/>is 2, then each pixel is encoded in 1 bit, otherwise 8 bits is used to</text:p>
      <text:p text:style-name="P1"><text:s/>encode one pixel. 1-bit encoding is performed such way that the most</text:p>
      <text:p text:style-name="P1"><text:s/>significant bits correspond to the leftmost pixels, and each raw of pixels</text:p>
      <text:p text:style-name="P1"><text:s/>is aligned to the byte boundary. When "palette" filter is used, the</text:p>
      <text:p text:style-name="P1"><text:s/>palette is sent before the pixel data. The palette begins with an unsigned</text:p>
      <text:p text:style-name="P1"><text:s/>byte which value is the number of colors in the palette minus 1 (i.e. 1</text:p>
      <text:p text:style-name="P1"><text:soft-page-break/><text:s/>means 2 colors, 255 means 256 colors in the palette). Then follows the</text:p>
      <text:p text:style-name="P1"><text:s/>palette itself which consist of pixel values in client pixel format (see</text:p>
      <text:p text:style-name="P1"><text:s/>NOTE 1).</text:p>
      <text:p text:style-name="P1"/>
      <text:p text:style-name="P1">-- The pixel data is compressed using the zlib library. But if the data</text:p>
      <text:p text:style-name="P1"><text:s/>size after applying the filter but before the compression is less then 12,</text:p>
      <text:p text:style-name="P1"><text:s/>then the data is sent as is, uncompressed. Four separate zlib streams</text:p>
      <text:p text:style-name="P1"><text:s/>(0..3) can be used and the decoder should read the actual stream id from</text:p>
      <text:p text:style-name="P1"><text:s/>the compression control byte (see NOTE 2).</text:p>
      <text:p text:style-name="P1"/>
      <text:p text:style-name="P1"><text:s/>If the compression is not used, then the pixel data is sent as is,</text:p>
      <text:p text:style-name="P1"><text:s/>otherwise the data stream looks like this:</text:p>
      <text:p text:style-name="P1"/>
      <text:p text:style-name="P1"><text:s text:c="3"/>1..3 bytes: <text:s/>data size (N) in compact representation;</text:p>
      <text:p text:style-name="P1"><text:s text:c="3"/>N bytes: <text:s text:c="4"/>zlib-compressed data.</text:p>
      <text:p text:style-name="P1"/>
      <text:p text:style-name="P1"><text:s/>Data size is compactly represented in one, two or three bytes, just like</text:p>
      <text:p text:style-name="P1"><text:s/>in the "jpeg" compression method (see above).</text:p>
      <text:p text:style-name="P1"/>
      <text:p text:style-name="P1">-- NOTE 1. If the color depth is 24, and all three color components are</text:p>
      <text:p text:style-name="P1"><text:s/>8-bit wide, then one pixel in Tight encoding is always represented by</text:p>
      <text:p text:style-name="P1"><text:s/>three bytes, where the first byte is red component, the second byte is</text:p>
      <text:p text:style-name="P1"><text:s/>green component, and the third byte is blue component of the pixel color</text:p>
      <text:p text:style-name="P1"><text:s/>value. This applies to colors in palettes as well.</text:p>
      <text:p text:style-name="P1"/>
      <text:p text:style-name="P1">-- NOTE 2. The decoder must reset compression streams' states before</text:p>
      <text:p text:style-name="P1"><text:s/>decoding the rectangle, if some of bits 0,1,2,3 in the compression control</text:p>
      <text:p text:style-name="P1"><text:s/>byte are set to 1. Note that the decoder must reset zlib streams even if</text:p>
      <text:p text:style-name="P1"><text:s/>the compression type is "fill" or "jpeg".</text:p>
      <text:p text:style-name="P1"/>
      <text:p text:style-name="P1">-- NOTE 3. The "gradient" filter and "jpeg" compression may be used only</text:p>
      <text:p text:style-name="P1"><text:s/>when bits-per-pixel value is either 16 or 32, not 8.</text:p>
      <text:p text:style-name="P1"/>
      <text:p text:style-name="P1">-- NOTE 4. The width of any Tight-encoded rectangle cannot exceed 2048</text:p>
      <text:p text:style-name="P1"><text:s/>pixels. If a rectangle is wider, it must be split into several rectangles</text:p>
      <text:p text:style-name="P1"><text:s/>and each one should be encoded separately.</text:p>
      <text:p text:style-name="P1"/>
      <text:p text:style-name="P1"><text:soft-page-break/>\newpage</text:p>
      <text:h text:style-name="Heading_20_1" text:outline-level="1"/>
      <text:h text:style-name="P12" text:outline-level="1">Pseudo-encodings</text:h>
      <text:p text:style-name="P1">\subsection{NewFBSize}</text:p>
      <text:p text:style-name="P1">\begin{verbatim}</text:p>
      <text:p text:style-name="P1">Encoding type: <text:s text:c="4"/>0xFFFFFF21</text:p>
      <text:p text:style-name="P1">Name signature: <text:s text:c="3"/>"NEWFBSIZ"</text:p>
      <text:p text:style-name="P1">Vendor signature: <text:s/>"TGHT"</text:p>
      <text:p text:style-name="P1">\end{verbatim}</text:p>
      <text:p text:style-name="P1"/>
      <text:p text:style-name="P1">The NewFBSize pseudo-encoding is used to transmit information about framebuffer size changes from server to client.</text:p>
      <text:p text:style-name="P1">This pseudo-encoding was introduced in TightVNC, and was adopted for use in RealVNC 4 (see the DesktopSize pseudo-encoding in the RFB 3.7+ specification). However, there is known incompatibility between TightVNC and RealVNC in the way the server sends information about new framebuffer size. TightVNC implementation requires that a NewFBSize ``rectangle'' must be the last one in a framebuffer update, while RealVNC does not make such a requirement. As a result, TightVNC viewers may incorrectly interpret the data stream received from RealVNC 4 servers.</text:p>
      <text:p text:style-name="P1">Hopefully, this incompatibility will be fixed in future versions of TightVNC. Ideally, the server should send NewFBSize ``rectangles'' according to the TightVNC rules (with valid rectangle counter in the FramebufferUpdate header), while the client should interpet it in accordance to the DesktopSize pseudo-encoding description from RealVNC's official RFB specification.</text:p>
      <text:p text:style-name="P1">Below is the complete specification of the NewFBSize pseudo-encoding, as it was introduced in TightVNC:</text:p>
      <text:p text:style-name="P1">\subsubsection*{</text:p>
      <text:p text:style-name="P1">\begin{center}</text:p>
      <text:p text:style-name="P1"><text:s text:c="6"/>Handling framebuffer size changes in the RFB protocol v.3\\</text:p>
      <text:p text:style-name="P1"><text:s text:c="17"/>Technical Specification, revision 3</text:p>
      <text:p text:style-name="P1">\end{center}</text:p>
      <text:p text:style-name="P1">}</text:p>
      <text:p text:style-name="P1"/>
      <text:p text:style-name="P1">\begin{quote}</text:p>
      <text:p text:style-name="P1">The following pseudo-encoding is used to transmit information about</text:p>
      <text:p text:style-name="P1">framebuffer size changes from server to client:</text:p>
      <text:p text:style-name="P1"/>
      <text:p text:style-name="P1">\begin{center}</text:p>
      <text:p text:style-name="P1">\texttt{\#define rfbEncodingNewFBSize 0xFFFFFF21}</text:p>
      <text:p text:style-name="P1">\end{center}</text:p>
      <text:p text:style-name="P1"/>
      <text:p text:style-name="P1">A client supporting variable framebuffer size should send this</text:p>
      <text:p text:style-name="P1">pseudo-encoding number in the encodings list within the SetEncodings</text:p>
      <text:p text:style-name="P1"><text:soft-page-break/>RFB message.</text:p>
      <text:p text:style-name="P1"/>
      <text:p text:style-name="P1">After a client informed the server about this capability, the server</text:p>
      <text:p text:style-name="P1">may send a special rectangle within the FramebufferUpdate RFB message,</text:p>
      <text:p text:style-name="P1">where the header contains encoding-type field set to the</text:p>
      <text:p text:style-name="P1">rfbEncodingNewFBSize value. Fields width and height in this rectangle</text:p>
      <text:p text:style-name="P1">header should be interpreted as new framebuffer size, fields</text:p>
      <text:p text:style-name="P1">x-position and y-position are currently not used and should be set to</text:p>
      <text:p text:style-name="P1">zero values by the server. Unlike true rectangle in framebuffer</text:p>
      <text:p text:style-name="P1">updates, this one should not include any pixel data. This rectangle</text:p>
      <text:p text:style-name="P1">must always be the last one in a FramebufferUpdate message, and a</text:p>
      <text:p text:style-name="P1">client should treat it similarly to the LastRect marker, that is, it</text:p>
      <text:p text:style-name="P1">should not expect more rectangles in this update, even if the</text:p>
      <text:p text:style-name="P1">number-of-rectangles field in the FramebufferUpdate message header</text:p>
      <text:p text:style-name="P1">exceeds current number of rectangles.</text:p>
      <text:p text:style-name="P1"/>
      <text:p text:style-name="P1">Immediately after receiving such a special rectangle, a client should</text:p>
      <text:p text:style-name="P1">change its framebuffer size accordingly, and should interpret all</text:p>
      <text:p text:style-name="P1">following framebuffer updates in context of the new framebuffer size.</text:p>
      <text:p text:style-name="P1"/>
      <text:p text:style-name="P1">Changing framebuffer size invalidates framebuffer contents, so the</text:p>
      <text:p text:style-name="P1">server should mark all the framebuffer contents as changed.</text:p>
      <text:p text:style-name="P1"/>
      <text:p text:style-name="P1">FIXME: Allow zero-size framebuffer?</text:p>
      <text:p text:style-name="P1">\end{quote}</text:p>
      <text:p text:style-name="P1"/>
      <text:p text:style-name="P1">\subsection{RichCursor}</text:p>
      <text:p text:style-name="P1">\subsection{XCursor}</text:p>
      <text:p text:style-name="P1">\subsection{PointerPos}</text:p>
      <text:p text:style-name="P1">\subsection{CompressLevel}</text:p>
      <text:p text:style-name="P1">\subsection{QualityLevel}</text:p>
      <text:p text:style-name="P1"/>
      <text:p text:style-name="P1">\subsection{LastRect}</text:p>
      <text:p text:style-name="P1">\begin{verbatim}</text:p>
      <text:p text:style-name="P1">Encoding type: <text:s text:c="4"/>0xFFFFFF20</text:p>
      <text:p text:style-name="P1">Name signature: <text:s text:c="3"/>"LASTRECT"</text:p>
      <text:p text:style-name="P1">Vendor signature: <text:s/>"TGHT"</text:p>
      <text:p text:style-name="P1"><text:soft-page-break/>\end{verbatim}</text:p>
      <text:p text:style-name="P1"/>
      <text:p text:style-name="P1">\typestr{LastRect} enables \typestr{FramebufferUpdate} messages that</text:p>
      <text:p text:style-name="P1">include less rectangles than was specified in the message header. For</text:p>
      <text:p text:style-name="P1">example, VNC server can send a big conter like 0xFFFF as</text:p>
      <text:p text:style-name="P1">\typestr{number-of-rectangles}, then arbitrary number of rectangles and</text:p>
      <text:p text:style-name="P1">pseudo-rectangles (less than 0xFFFF). Finally, it sends</text:p>
      <text:p text:style-name="P1">\typestr{LastRect} pseudo-rectangle which marks the end of current</text:p>
      <text:p text:style-name="P1">\typestr{FramebufferUpdate} message.</text:p>
      <text:p text:style-name="P1"/>
      <text:p text:style-name="P1">The fields</text:p>
      <text:p text:style-name="P1">\typestr{x-position}, \typestr{y-position}, \typestr{width} and</text:p>
      <text:p text:style-name="P1">\typestr{height} are not used and should be filled with zero values.</text:p>
      <text:p text:style-name="P1"/>
      <text:p text:style-name="P1">To enable this pseudo-encoding, the client specifies</text:p>
      <text:p text:style-name="P1">\typestr{LastRect} in the \typestr{SetEncodings} message. From that</text:p>
      <text:p text:style-name="P1">moment, the server may use \typestr{LastRect} pseudo-encoding in some</text:p>
      <text:p text:style-name="P1">of the framebuffer updates it will send.</text:p>
      <text:p text:style-name="P1"/>
      <text:p text:style-name="P1">% For each message, describe its place in the message sequence.</text:p>
      <text:p text:style-name="P1"/>
      <text:p text:style-name="P1">\newpage</text:p>
      <text:h text:style-name="Heading_20_1" text:outline-level="1"/>
      <text:h text:style-name="P12" text:outline-level="1">Protocol messages, file transfers (client to server)</text:h>
      <text:p text:style-name="P1"/>
      <text:p text:style-name="P1">\subsection{FileListRequest}</text:p>
      <text:p text:style-name="P1">\begin{verbatim}</text:p>
      <text:p text:style-name="P1">Message type: <text:s text:c="5"/>130</text:p>
      <text:p text:style-name="P1">Name signature: <text:s text:c="3"/>"FTC_LSRQ"</text:p>
      <text:p text:style-name="P1">Vendor signature: <text:s/>"TGHT"</text:p>
      <text:p text:style-name="P1">\end{verbatim}</text:p>
      <text:p text:style-name="P1"/>
      <text:p text:style-name="P1">The client sends \typestr{FileListRequest} message to obtain the list</text:p>
      <text:p text:style-name="P1">of files in a particular directory. The server is expected to respond</text:p>
      <text:p text:style-name="P1">with exactly one \typestr{FileListData} message.</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dirname-length} \\</text:p>
      <text:p text:style-name="P1">\typestr{dirname-length} &amp; U8 array &amp; &amp; \typestr{dir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do not compress file list data \\</text:p>
      <text:p text:style-name="P1"><text:s text:c="4"/>&amp; 0001..1001 <text:s text:c="5"/>&amp; use compression level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hline</text:p>
      <text:p text:style-name="P1">\end{tabular}</text:p>
      <text:p text:style-name="P1"/>
      <text:p text:style-name="P1">The client can request compression only if enabled via the server's</text:p>
      <text:p text:style-name="P1"><text:soft-page-break/>\typestr{FileEnableCompression} message. Otherwise, bits 3-0 of</text:p>
      <text:p text:style-name="P1">\typestr{flags} must be all zeroes (for no compression). See more</text:p>
      <text:p text:style-name="P1">details in the specification for the \typestr{FileEnableCompression}</text:p>
      <text:p text:style-name="P1">message.</text:p>
      <text:p text:style-name="P1"/>
      <text:p text:style-name="P1">% Add a note that specifying compression levels is not fatal here.</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DownloadRequest}</text:p>
      <text:p text:style-name="P1">\begin{verbatim}</text:p>
      <text:p text:style-name="P1">Message type: <text:s text:c="5"/>131</text:p>
      <text:p text:style-name="P1">Name signature: <text:s text:c="3"/>"FTC_DNRQ"</text:p>
      <text:p text:style-name="P1">Vendor signature: <text:s/>"TGHT"</text:p>
      <text:p text:style-name="P1">\end{verbatim}</text:p>
      <text:p text:style-name="P1"/>
      <text:p text:style-name="P1">The client sends \typestr{FileDownloadRequest} message to start</text:p>
      <text:p text:style-name="P1">downloading (receiving) a particular file from the server.</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text:soft-page-break/></text:p>
      <text:p text:style-name="P1">\begin{tabular}{l|l|l}</text:p>
      <text:p text:style-name="P1">\hline</text:p>
      <text:p text:style-name="P1">Bits &amp; Binary value <text:s text:c="2"/>&amp; Description \\ \hline</text:p>
      <text:p text:style-name="P1">3-0 &amp; 0000 <text:s text:c="11"/>&amp; do not compress file data \\</text:p>
      <text:p text:style-name="P1"><text:s text:c="4"/>&amp; 0001..1001 <text:s text:c="5"/>&amp; use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After the client sends \typestr{FileDownloadRequest}, the server is</text:p>
      <text:p text:style-name="P1">expected to respond with one of the following:</text:p>
      <text:p text:style-name="P1"/>
      <text:p text:style-name="P1">\begin{itemize}</text:p>
      <text:p text:style-name="P1"/>
      <text:p text:style-name="P1">\item \typestr{FileLastRequestFailed} message, if there was an error</text:p>
      <text:p text:style-name="P1">opening file on the server side.</text:p>
      <text:p text:style-name="P1"/>
      <text:p text:style-name="P1">\item Arbitrary number (including zero) of \typestr{FileDownloadData}</text:p>
      <text:p text:style-name="P1">messages with file data, and then one more \typestr{FileDownloadData}</text:p>
      <text:p text:style-name="P1">message with \typestr{raw-length} and \typestr{compressed-length}</text:p>
      <text:p text:style-name="P1">fields set to zero. This is the normal scenario when there was no</text:p>
      <text:p text:style-name="P1">error and download was not interrupted.</text:p>
      <text:p text:style-name="P1"/>
      <text:p text:style-name="P1">\item Arbitrary number (including zero) of \typestr{FileDownloadData}</text:p>
      <text:p text:style-name="P1">messages with file data, and then one \typestr{FileDownloadFailed}</text:p>
      <text:p text:style-name="P1">message. This happens when the server cannot complete file download</text:p>
      <text:p text:style-name="P1">for some reason.</text:p>
      <text:p text:style-name="P1"/>
      <text:p text:style-name="P1">\item \dots</text:p>
      <text:p text:style-name="P1"/>
      <text:p text:style-name="P1">\end{itemize}</text:p>
      <text:p text:style-name="P1"/>
      <text:p text:style-name="P1">% Can FileDownloadFailed go first? -- probably yes.</text:p>
      <text:p text:style-name="P1"><text:soft-page-break/>% How zero-size files are transmitted?</text:p>
      <text:p text:style-name="P1">% How to detect the beginning of the next file, when previous</text:p>
      <text:p text:style-name="P1">% <text:s text:c="2"/>download was cancelled with FileDownloadCancel?</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Request}</text:p>
      <text:p text:style-name="P1">\begin{verbatim}</text:p>
      <text:p text:style-name="P1">Message type: <text:s text:c="5"/>132</text:p>
      <text:p text:style-name="P1">Name signature: <text:s text:c="3"/>"FTC_UPRQ"</text:p>
      <text:p text:style-name="P1">Vendor signature: <text:s/>"TGHT"</text:p>
      <text:p text:style-name="P1">\end{verbatim}</text:p>
      <text:p text:style-name="P1"/>
      <text:p text:style-name="P1">The client sends \typestr{FileUploadRequest} message to start</text:p>
      <text:p text:style-name="P1">uploading (sending) a particular file to the server.</text:p>
      <text:p text:style-name="P1"/>
      <text:p text:style-name="P1">\begin{tabular}{l|lc|l} \hline</text:p>
      <text:p text:style-name="P1">No.\ of bytes &amp; Type &amp; [Value] &amp; Description \\ \hline</text:p>
      <text:p text:style-name="P1">1 &amp; U8 <text:s/>&amp; 132 &amp; \typestr{message-type} \\</text:p>
      <text:p text:style-name="P1">1 &amp; U8 <text:s/>&amp; <text:s text:c="4"/>&amp; \typestr{flags} \\</text:p>
      <text:p text:style-name="P1">2 &amp; U16 &amp; <text:s text:c="4"/>&amp; \typestr{filename-length} \\</text:p>
      <text:p text:style-name="P1">4 &amp; U32 &amp; <text:s text:c="4"/>&amp; \typestr{initial-offset} \\</text:p>
      <text:p text:style-name="P1">\typestr{filename-length} &amp; U8 array &amp; &amp; \typestr{filename-string}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expected to be uncompressed \\</text:p>
      <text:p text:style-name="P1"><text:soft-page-break/><text:s text:c="4"/>&amp; 0001..1001 <text:s text:c="5"/>&amp; expected compression level (1..9) \\</text:p>
      <text:p text:style-name="P1"><text:s text:c="4"/>&amp; 1010 or greater &amp; invalid \\</text:p>
      <text:p text:style-name="P1">\hline</text:p>
      <text:p text:style-name="P1">\end{tabular}</text:p>
      <text:p text:style-name="P1"/>
      <text:p text:style-name="P1">% \typestr{initial-offset}</text:p>
      <text:p text:style-name="P1">% do not use compression when not enabled by the server</text:p>
      <text:p text:style-name="P1"/>
      <text:p text:style-name="P1">Normally, the server does not respond to this message, so the client</text:p>
      <text:p text:style-name="P1">can start sending \typestr{FileUploadData} messages immediately.</text:p>
      <text:p text:style-name="P1">However, the server may send \typestr{FileUploadCancel} to make the</text:p>
      <text:p text:style-name="P1">client cancel current upload. The client can cancel current upload by</text:p>
      <text:p text:style-name="P1">sending \typestr{FileUploadFailed} message.</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with forward slashes. For example, Windows-style file name</text:p>
      <text:p text:style-name="P1">``\verb|c:\Temp\Report.doc|'' should be sent as</text:p>
      <text:p text:style-name="P1">``\verb|/c:/Temp/Report.doc|''.</text:p>
      <text:p text:style-name="P1"/>
      <text:p text:style-name="P1">\newpage</text:p>
      <text:p text:style-name="P1">\subsection{FileUploadData}</text:p>
      <text:p text:style-name="P1">\begin{verbatim}</text:p>
      <text:p text:style-name="P1">Message type: <text:s text:c="5"/>133</text:p>
      <text:p text:style-name="P1">Name signature: <text:s text:c="3"/>"FTC_UPDT"</text:p>
      <text:p text:style-name="P1">Vendor signature: <text:s/>"TGHT"</text:p>
      <text:p text:style-name="P1">\end{verbatim}</text:p>
      <text:p text:style-name="P1"/>
      <text:p text:style-name="P1">The client uses \typestr{FileUploadData} message to send each</text:p>
      <text:p text:style-name="P1">successive portion of file data, as a part of file upload procedure.</text:p>
      <text:p text:style-name="P1"/>
      <text:p text:style-name="P1">\begin{tabular}{l|lc|l} \hline</text:p>
      <text:p text:style-name="P1">No.\ of bytes &amp; Type &amp; [Value] &amp; Description \\ \hline</text:p>
      <text:p text:style-name="P1">1 &amp; U8 <text:s/>&amp; 133 &amp; \typestr{message-type} \\</text:p>
      <text:p text:style-name="P1">1 &amp; U8 <text:s/>&amp; <text:s text:c="4"/>&amp; \typestr{flags} \\</text:p>
      <text:p text:style-name="P1">2 &amp; U16 &amp; <text:s text:c="4"/>&amp; \typestr{raw-length} \\</text:p>
      <text:p text:style-name="P1"><text:soft-page-break/>2 &amp; U16 &amp; <text:s text:c="4"/>&amp; \typestr{compressed-length} \\</text:p>
      <text:p text:style-name="P1">\typestr{compressed-length} &amp; U8 array &amp; &amp; \typestr{file-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 do not use compression when not enabled by the server</text:p>
      <text:p text:style-name="P1">% data is compressed with zlib</text:p>
      <text:p text:style-name="P1">% format of the modification-time</text:p>
      <text:p text:style-name="P1"/>
      <text:p text:style-name="P1">\newpage</text:p>
      <text:p text:style-name="P1">\subsection{FileDownloadCancel}</text:p>
      <text:p text:style-name="P1">\begin{verbatim}</text:p>
      <text:p text:style-name="P1">Message type: <text:s text:c="5"/>134</text:p>
      <text:p text:style-name="P1">Name signature: <text:s text:c="3"/>"FTC_DNCN"</text:p>
      <text:p text:style-name="P1">Vendor signature: <text:s/>"TGHT"</text:p>
      <text:p text:style-name="P1"><text:soft-page-break/>\end{verbatim}</text:p>
      <text:p text:style-name="P1"/>
      <text:p text:style-name="P1">The client sends \typestr{FileDownloadCancel} message to make the</text:p>
      <text:p text:style-name="P1">server break current download operation.</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UploadFailed}</text:p>
      <text:p text:style-name="P1">\begin{verbatim}</text:p>
      <text:p text:style-name="P1">Message type: <text:s text:c="5"/>135</text:p>
      <text:p text:style-name="P1">Name signature: <text:s text:c="3"/>"FTC_UPFL"</text:p>
      <text:p text:style-name="P1">Vendor signature: <text:s/>"TGHT"</text:p>
      <text:p text:style-name="P1">\end{verbatim}</text:p>
      <text:p text:style-name="P1"/>
      <text:p text:style-name="P1">The client sends \typestr{FileUploadFailed} message to notify the</text:p>
      <text:p text:style-name="P1">server that current upload operation will not be completed.</text:p>
      <text:p text:style-name="P1"/>
      <text:p text:style-name="P1">\begin{tabular}{l|lc|l} \hline</text:p>
      <text:p text:style-name="P1">No.\ of bytes &amp; Type &amp; [Value] &amp; Description \\ \hline</text:p>
      <text:p text:style-name="P1">1 &amp; U8 <text:s/>&amp; 135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CreateDirRequest}</text:p>
      <text:p text:style-name="P1">\begin{verbatim}</text:p>
      <text:p text:style-name="P1">Message type: <text:s text:c="5"/>136</text:p>
      <text:p text:style-name="P1">Name signature: <text:s text:c="3"/>"FTC_FCDR"</text:p>
      <text:p text:style-name="P1">Vendor signature: <text:s/>"TGHT"</text:p>
      <text:p text:style-name="P1">\end{verbatim}</text:p>
      <text:p text:style-name="P1"/>
      <text:p text:style-name="P1">\typestr{FileCreateDirRequest} message requests the server to create a</text:p>
      <text:p text:style-name="P1">new directory.</text:p>
      <text:p text:style-name="P1"/>
      <text:p text:style-name="P1">\begin{tabular}{l|lc|l} \hline</text:p>
      <text:p text:style-name="P1">No.\ of bytes &amp; Type &amp; [Value] &amp; Description \\ \hline</text:p>
      <text:p text:style-name="P1">1 &amp; U8 <text:s/>&amp; 136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Note that Windows-style path like</text:p>
      <text:p text:style-name="P1">``\verb|c:\Temp\MyNewDir|'' should be sent as</text:p>
      <text:p text:style-name="P1">``\verb|/c:/Temp/MyNewDir|''.</text:p>
      <text:p text:style-name="P1"/>
      <text:p text:style-name="P1">% All components of the path except the last one should exist in the</text:p>
      <text:p text:style-name="P1">% server's file system?</text:p>
      <text:p text:style-name="P1"/>
      <text:p text:style-name="P1">\newpage</text:p>
      <text:p text:style-name="P1">\subsection{FileDirSizeRequest}</text:p>
      <text:p text:style-name="P1">\begin{verbatim}</text:p>
      <text:p text:style-name="P1">Message type: <text:s text:c="5"/>137</text:p>
      <text:p text:style-name="P1">Name signature: <text:s text:c="3"/>"FTC_DSRQ"</text:p>
      <text:p text:style-name="P1">Vendor signature: <text:s/>"TGHT"</text:p>
      <text:p text:style-name="P1">\end{verbatim}</text:p>
      <text:p text:style-name="P1"/>
      <text:p text:style-name="P1"><text:soft-page-break/>The client can send \typestr{FileDirSizeRequest} message to inquire</text:p>
      <text:p text:style-name="P1">about the total size of all files within a particular directory on the</text:p>
      <text:p text:style-name="P1">server (including files in sub-directories).</text:p>
      <text:p text:style-name="P1"/>
      <text:p text:style-name="P1">\begin{tabular}{l|lc|l} \hline</text:p>
      <text:p text:style-name="P1">No.\ of bytes &amp; Type &amp; [Value] &amp; Description \\ \hline</text:p>
      <text:p text:style-name="P1">1 &amp; U8 <text:s/>&amp; 137 &amp; \typestr{message-type} \\</text:p>
      <text:p text:style-name="P1">1 &amp; <text:s text:c="4"/>&amp; <text:s text:c="4"/>&amp; \typestr{padding} \\</text:p>
      <text:p text:style-name="P1">2 &amp; U16 &amp; <text:s text:c="4"/>&amp; \typestr{dirname-length} \\</text:p>
      <text:p text:style-name="P1">\typestr{dirname-length} &amp; U8 array &amp; &amp; \typestr{dirname-string} \\</text:p>
      <text:p text:style-name="P1">\hline\end{tabular}</text:p>
      <text:p text:style-name="P1"/>
      <text:p text:style-name="P1">The \typestr{dirname-string} should be an absolute path represented in</text:p>
      <text:p text:style-name="P1">Unix-style format: it should start with a forward slash</text:p>
      <text:p text:style-name="P1">(``\verb|/|''), path components should be separated also with forward</text:p>
      <text:p text:style-name="P1">slashes. There should be no trailing slash at the end of the path,</text:p>
      <text:p text:style-name="P1">except for the root (highest level) directory which is denoted with a</text:p>
      <text:p text:style-name="P1">single slash. Note that Windows-style path like</text:p>
      <text:p text:style-name="P1">``\verb|c:\Program Files\TightVNC|'' should be sent as</text:p>
      <text:p text:style-name="P1">``\verb|/c:/Program Files/TightVNC|''.</text:p>
      <text:p text:style-name="P1"/>
      <text:p text:style-name="P1">\newpage</text:p>
      <text:p text:style-name="P1">\subsection{FileRenameRequest}</text:p>
      <text:p text:style-name="P1">\begin{verbatim}</text:p>
      <text:p text:style-name="P1">Message type: <text:s text:c="5"/>138</text:p>
      <text:p text:style-name="P1">Name signature: <text:s text:c="3"/>"FTC_RNRQ"</text:p>
      <text:p text:style-name="P1">Vendor signature: <text:s/>"TGHT"</text:p>
      <text:p text:style-name="P1">\end{verbatim}</text:p>
      <text:p text:style-name="P1"/>
      <text:p text:style-name="P1">\typestr{FileRenameRequest} message requests the server to rename the</text:p>
      <text:p text:style-name="P1">specified file or directory.</text:p>
      <text:p text:style-name="P1"/>
      <text:p text:style-name="P1">\begin{tabular}{l|lc|l} \hline</text:p>
      <text:p text:style-name="P1">No.\ of bytes &amp; Type &amp; [Value] &amp; Description \\ \hline</text:p>
      <text:p text:style-name="P1">1 &amp; U8 <text:s/>&amp; 138 &amp; \typestr{message-type} \\</text:p>
      <text:p text:style-name="P1">1 &amp; <text:s text:c="4"/>&amp; <text:s text:c="4"/>&amp; \typestr{padding} \\</text:p>
      <text:p text:style-name="P1">2 &amp; U16 &amp; <text:s text:c="4"/>&amp; \typestr{old-name-length} \\</text:p>
      <text:p text:style-name="P1"><text:soft-page-break/>2 &amp; U16 &amp; <text:s text:c="4"/>&amp; \typestr{new-name-length} \\</text:p>
      <text:p text:style-name="P1">\typestr{old-name-length} &amp; U8 array &amp; &amp; \typestr{old-name-string} \\</text:p>
      <text:p text:style-name="P1">\typestr{new-name-length} &amp; U8 array &amp; &amp; \typestr{new-name-string} \\</text:p>
      <text:p text:style-name="P1">\hline\end{tabular}</text:p>
      <text:p text:style-name="P1"/>
      <text:p text:style-name="P1">Both \typestr{old-name-string} and \typestr{new-name-string} should be</text:p>
      <text:p text:style-name="P1">file names with complete absolute paths and should be represented in</text:p>
      <text:p text:style-name="P1">Unix-style format: the strings should start with forward slashes</text:p>
      <text:p text:style-name="P1">(``\verb|/|''), path components should be separated also with forward</text:p>
      <text:p text:style-name="P1">slashes. For example, Windows-style file name</text:p>
      <text:p text:style-name="P1">``\verb|c:\Temp\Report.doc|'' should be sent as</text:p>
      <text:p text:style-name="P1">``\verb|/c:/Temp/Report.doc|''.</text:p>
      <text:p text:style-name="P1"/>
      <text:p text:style-name="P1">% All components of two paths except the last one should be the same?</text:p>
      <text:p text:style-name="P1"/>
      <text:p text:style-name="P1">\newpage</text:p>
      <text:p text:style-name="P1">\subsection{FileDeleteRequest}</text:p>
      <text:p text:style-name="P1">\begin{verbatim}</text:p>
      <text:p text:style-name="P1">Message type: <text:s text:c="5"/>139</text:p>
      <text:p text:style-name="P1">Name signature: <text:s text:c="3"/>"FTC_RMRQ"</text:p>
      <text:p text:style-name="P1">Vendor signature: <text:s/>"TGHT"</text:p>
      <text:p text:style-name="P1">\end{verbatim}</text:p>
      <text:p text:style-name="P1"/>
      <text:p text:style-name="P1">\typestr{FileDeleteRequest} message requests the server to delete the</text:p>
      <text:p text:style-name="P1">specified file or directory.</text:p>
      <text:p text:style-name="P1"/>
      <text:p text:style-name="P1">\begin{tabular}{l|lc|l} \hline</text:p>
      <text:p text:style-name="P1">No.\ of bytes &amp; Type &amp; [Value] &amp; Description \\ \hline</text:p>
      <text:p text:style-name="P1">1 &amp; U8 <text:s/>&amp; 139 &amp; \typestr{message-type} \\</text:p>
      <text:p text:style-name="P1">1 &amp; <text:s text:c="4"/>&amp; <text:s text:c="4"/>&amp; \typestr{padding} \\</text:p>
      <text:p text:style-name="P1">2 &amp; U16 &amp; <text:s text:c="4"/>&amp; \typestr{filename-length} \\</text:p>
      <text:p text:style-name="P1">\typestr{filename-length} &amp; U8 array &amp; &amp; \typestr{filename-string} \\</text:p>
      <text:p text:style-name="P1">\hline\end{tabular}</text:p>
      <text:p text:style-name="P1"/>
      <text:p text:style-name="P1">The \typestr{filename-string} should be a file name with complete</text:p>
      <text:p text:style-name="P1">absolute path represented in Unix-style format: it should start with a</text:p>
      <text:p text:style-name="P1">forward slash (``\verb|/|''), path components should be separated also</text:p>
      <text:p text:style-name="P1"><text:soft-page-break/>with forward slashes. For example, Windows-style file name</text:p>
      <text:p text:style-name="P1">``\verb|c:\Temp\Report.doc|'' should be sent as</text:p>
      <text:p text:style-name="P1">``\verb|/c:/Temp/Report.doc|''.</text:p>
      <text:p text:style-name="P1"/>
      <text:p text:style-name="P1">\newpage</text:p>
      <text:h text:style-name="Heading_20_1" text:outline-level="1"/>
      <text:h text:style-name="P12" text:outline-level="1">Protocol messages, file transfers (server to client)</text:h>
      <text:p text:style-name="P1"/>
      <text:p text:style-name="P1">\subsection{FileListData}</text:p>
      <text:p text:style-name="P1">\begin{verbatim}</text:p>
      <text:p text:style-name="P1">Message type: <text:s text:c="5"/>130</text:p>
      <text:p text:style-name="P1">Name signature: <text:s text:c="3"/>"FTS_LSDT"</text:p>
      <text:p text:style-name="P1">Vendor signature: <text:s/>"TGHT"</text:p>
      <text:p text:style-name="P1">\end{verbatim}</text:p>
      <text:p text:style-name="P1"/>
      <text:p text:style-name="P1">The server sends \typestr{FileListData} message in response to</text:p>
      <text:p text:style-name="P1">\typestr{FileListRequest} client message. \typestr{FileListData}</text:p>
      <text:p text:style-name="P1">message lists files and sub-directories in a particular directory, and</text:p>
      <text:p text:style-name="P1">includes information about file sizes and last modification times.</text:p>
      <text:p text:style-name="P1"/>
      <text:p text:style-name="P1">\begin{tabular}{l|lc|l} \hline</text:p>
      <text:p text:style-name="P1">No.\ of bytes &amp; Type &amp; [Value] &amp; Description \\ \hline</text:p>
      <text:p text:style-name="P1">1 &amp; U8 <text:s/>&amp; 130 &amp; \typestr{message-type} \\</text:p>
      <text:p text:style-name="P1">1 &amp; U8 <text:s/>&amp; <text:s text:c="4"/>&amp; \typestr{flags} \\</text:p>
      <text:p text:style-name="P1">2 &amp; U16 &amp; <text:s text:c="4"/>&amp; \typestr{number-of-files} \\</text:p>
      <text:p text:style-name="P1">2 &amp; U16 &amp; <text:s text:c="4"/>&amp; \typestr{raw-length} \\</text:p>
      <text:p text:style-name="P1">2 &amp; U16 &amp; <text:s text:c="4"/>&amp; \typestr{compressed-length} \\</text:p>
      <text:p text:style-name="P1">8 $\times$ \typestr{number-of-files} &amp; U32 array &amp; &amp; \typestr{file-properties-data} \\</text:p>
      <text:p text:style-name="P1">\typestr{compressed-length} &amp; U8 array &amp; &amp; \typestr{file-names-data}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list data is not compressed \\</text:p>
      <text:p text:style-name="P1"><text:s text:c="4"/>&amp; 0001..1001 <text:s text:c="5"/>&amp; compression level used (1..9) \\</text:p>
      <text:p text:style-name="P1"><text:s text:c="4"/>&amp; 1010 or greater &amp; invalid \\</text:p>
      <text:p text:style-name="P1">\hline</text:p>
      <text:p text:style-name="P1">4 <text:s text:c="2"/>&amp; 0 <text:s text:c="2"/>&amp; list of files and directories requested \\</text:p>
      <text:p text:style-name="P1"><text:s text:c="4"/>&amp; 1 <text:s text:c="2"/>&amp; list of directories only requested \\</text:p>
      <text:p text:style-name="P1"><text:soft-page-break/>\hline</text:p>
      <text:p text:style-name="P1">5 <text:s text:c="2"/>&amp; 0 <text:s text:c="2"/>&amp; success \\</text:p>
      <text:p text:style-name="P1"><text:s text:c="4"/>&amp; 1 <text:s text:c="2"/>&amp; non-existent or inaccessible directory requested \\</text:p>
      <text:p text:style-name="P1">\hline</text:p>
      <text:p text:style-name="P1">\end{tabular}</text:p>
      <text:p text:style-name="P1"/>
      <text:p text:style-name="P1">In the \typestr{flags} byte:</text:p>
      <text:p text:style-name="P1"/>
      <text:p text:style-name="P1">\begin{itemize}</text:p>
      <text:p text:style-name="P1">\item bit 4 duplicates the same bit from the corresponding</text:p>
      <text:p text:style-name="P1"><text:s text:c="2"/>\typestr{FileListRequest} message;</text:p>
      <text:p text:style-name="P1">\item if bit 5 is set to 1, then \typestr{number-of-files},</text:p>
      <text:p text:style-name="P1"><text:s text:c="2"/>\typestr{raw-length} and \typestr{compressed-length} all should be</text:p>
      <text:p text:style-name="P1"><text:s text:c="2"/>set to zero values. In that case, \typestr{file-properties-data} and</text:p>
      <text:p text:style-name="P1"><text:s text:c="2"/>\typestr{file-names-data} should be empty;</text:p>
      <text:p text:style-name="P1">\item compression bits (bits 3-0) should be set only if compression</text:p>
      <text:p text:style-name="P1"><text:s text:c="2"/>was requested by the client in the corresponding</text:p>
      <text:p text:style-name="P1"><text:s text:c="2"/>\typestr{FileListRequest} message.</text:p>
      <text:p text:style-name="P1">\end{itemize}</text:p>
      <text:p text:style-name="P1"/>
      <text:p text:style-name="P1">\typestr{File-properties-data} array is sent as</text:p>
      <text:p text:style-name="P1">\typestr{number-of-files} repetitions of the following structure:</text:p>
      <text:p text:style-name="P1"/>
      <text:p text:style-name="P1">\begin{tabular}{l|lc|l} \hline</text:p>
      <text:p text:style-name="P1">No.\ of bytes &amp; Type &amp; [Value] &amp; Description \\ \hline</text:p>
      <text:p text:style-name="P1">4 &amp; U32 &amp; <text:s/>&amp; \typestr{file-size} \\</text:p>
      <text:p text:style-name="P1">4 &amp; U32 &amp; <text:s/>&amp; \typestr{modification-time} \\</text:p>
      <text:p text:style-name="P1">\hline\end{tabular}</text:p>
      <text:p text:style-name="P1"/>
      <text:p text:style-name="P1">In that structure, \typestr{file-size} is specified in bytes,</text:p>
      <text:p text:style-name="P1">\typestr{modification-time} is an offset is seconds since the Epoch</text:p>
      <text:p text:style-name="P1">(00:00:00 UTC, January 1, 1970).</text:p>
      <text:p text:style-name="P1"/>
      <text:p text:style-name="P1">\typestr{File-names-data} is a sequence of file and directory names</text:p>
      <text:p text:style-name="P1">found in the requested directory. Names do not include paths.</text:p>
      <text:p text:style-name="P1">Each individual record is terminated with a zero byte. The</text:p>
      <text:p text:style-name="P1">\typestr{file-names-data} list should include</text:p>
      <text:p text:style-name="P1"><text:soft-page-break/>\typestr{number-of-files} individual records. If compression is</text:p>
      <text:p text:style-name="P1">enabled (bits 3-0 of \typestr{flags} designate a valid compression</text:p>
      <text:p text:style-name="P1">level), then \typestr{file-names-data} is compressed using zlib</text:p>
      <text:p text:style-name="P1">library.</text:p>
      <text:p text:style-name="P1"/>
      <text:p text:style-name="P1">% the number-of-files may be 0; in that case ...</text:p>
      <text:p text:style-name="P1">% how directories should be ditinguished</text:p>
      <text:p text:style-name="P1">% what about symbolic links etc.</text:p>
      <text:p text:style-name="P1">% describe raw-length and compressed-length</text:p>
      <text:p text:style-name="P1"/>
      <text:p text:style-name="P1">\newpage</text:p>
      <text:p text:style-name="P1">\subsection{FileDownloadData}</text:p>
      <text:p text:style-name="P1">\begin{verbatim}</text:p>
      <text:p text:style-name="P1">Message type: <text:s text:c="5"/>131</text:p>
      <text:p text:style-name="P1">Name signature: <text:s text:c="3"/>"FTS_DNDT"</text:p>
      <text:p text:style-name="P1">Vendor signature: <text:s/>"TGHT"</text:p>
      <text:p text:style-name="P1">\end{verbatim}</text:p>
      <text:p text:style-name="P1"/>
      <text:p text:style-name="P1">The server uses \typestr{FileDownloadData} message to send each</text:p>
      <text:p text:style-name="P1">successive portion of file data, as a part of file download procedure.</text:p>
      <text:p text:style-name="P1"/>
      <text:p text:style-name="P1">\begin{tabular}{l|lc|l} \hline</text:p>
      <text:p text:style-name="P1">No.\ of bytes &amp; Type &amp; [Value] &amp; Description \\ \hline</text:p>
      <text:p text:style-name="P1">1 &amp; U8 <text:s/>&amp; 131 &amp; \typestr{message-type} \\</text:p>
      <text:p text:style-name="P1">1 &amp; U8 <text:s/>&amp; <text:s text:c="4"/>&amp; \typestr{flags} \\</text:p>
      <text:p text:style-name="P1">2 &amp; U16 &amp; <text:s text:c="4"/>&amp; \typestr{raw-length} \\</text:p>
      <text:p text:style-name="P1">2 &amp; U16 &amp; <text:s text:c="4"/>&amp; \typestr{compressed-length} \\</text:p>
      <text:p text:style-name="P1">\typestr{compressed-length} &amp; U8 array &amp; &amp; \typestr{file-data} \\</text:p>
      <text:p text:style-name="P1">\hline\end{tabular}</text:p>
      <text:p text:style-name="P1"/>
      <text:p text:style-name="P1">Last message per file (both \typestr{raw-length} and</text:p>
      <text:p text:style-name="P1">\typestr{compressed-length} are set to zeroes):</text:p>
      <text:p text:style-name="P1"/>
      <text:p text:style-name="P1">\begin{tabular}{l|lc|l} \hline</text:p>
      <text:p text:style-name="P1">No.\ of bytes &amp; Type &amp; [Value] &amp; Description \\ \hline</text:p>
      <text:p text:style-name="P1">1 &amp; U8 <text:s/>&amp; 131 &amp; \typestr{message-type} \\</text:p>
      <text:p text:style-name="P1">1 &amp; <text:s text:c="4"/>&amp; <text:s text:c="4"/>&amp; \typestr{padding} \\</text:p>
      <text:p text:style-name="P1"><text:soft-page-break/>2 &amp; U16 &amp; <text:s text:c="2"/>0 &amp; \typestr{raw-length} \\</text:p>
      <text:p text:style-name="P1">2 &amp; U16 &amp; <text:s text:c="2"/>0 &amp; \typestr{compressed-length} \\</text:p>
      <text:p text:style-name="P1">4 &amp; U32 &amp; <text:s text:c="4"/>&amp; \typestr{modification-time} \\</text:p>
      <text:p text:style-name="P1">\hline\end{tabular}</text:p>
      <text:p text:style-name="P1"/>
      <text:p text:style-name="P1">The \typestr{flags} byte has the following format:</text:p>
      <text:p text:style-name="P1"/>
      <text:p text:style-name="P1">\begin{tabular}{l|l|l}</text:p>
      <text:p text:style-name="P1">\hline</text:p>
      <text:p text:style-name="P1">Bits &amp; Binary value <text:s text:c="2"/>&amp; Description \\ \hline</text:p>
      <text:p text:style-name="P1">3-0 &amp; 0000 <text:s text:c="11"/>&amp; file data is not compressed \\</text:p>
      <text:p text:style-name="P1"><text:s text:c="4"/>&amp; 0001..1001 <text:s text:c="5"/>&amp; compression level used (1..9) \\</text:p>
      <text:p text:style-name="P1"><text:s text:c="4"/>&amp; 1010 or greater &amp; invalid \\</text:p>
      <text:p text:style-name="P1">\hline</text:p>
      <text:p text:style-name="P1">\end{tabular}</text:p>
      <text:p text:style-name="P1"/>
      <text:p text:style-name="P1">Compression should be used only if it was requested by the client in</text:p>
      <text:p text:style-name="P1">corresponding \typestr{FileListRequest} message.</text:p>
      <text:p text:style-name="P1"/>
      <text:p text:style-name="P1">% data is compressed with zlib</text:p>
      <text:p text:style-name="P1">% format of the modification-time</text:p>
      <text:p text:style-name="P1"/>
      <text:p text:style-name="P1">\newpage</text:p>
      <text:p text:style-name="P1">\subsection{FileUploadCancel}</text:p>
      <text:p text:style-name="P1">\begin{verbatim}</text:p>
      <text:p text:style-name="P1">Message type: <text:s text:c="5"/>132</text:p>
      <text:p text:style-name="P1">Name signature: <text:s text:c="3"/>"FTS_UPCN"</text:p>
      <text:p text:style-name="P1">Vendor signature: <text:s/>"TGHT"</text:p>
      <text:p text:style-name="P1">\end{verbatim}</text:p>
      <text:p text:style-name="P1"/>
      <text:p text:style-name="P1">The server sends \typestr{FileUploadCancel} message to make the client</text:p>
      <text:p text:style-name="P1">break current upload operation.</text:p>
      <text:p text:style-name="P1"/>
      <text:p text:style-name="P1">\begin{tabular}{l|lc|l} \hline</text:p>
      <text:p text:style-name="P1">No.\ of bytes &amp; Type &amp; [Value] &amp; Description \\ \hline</text:p>
      <text:p text:style-name="P1">1 &amp; U8 <text:s/>&amp; 132 &amp; \typestr{message-type} \\</text:p>
      <text:p text:style-name="P1">1 &amp; <text:s text:c="4"/>&amp; <text:s text:c="4"/>&amp; \typestr{padding} \\</text:p>
      <text:p text:style-name="P1"><text:soft-page-break/>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ownloadFailed}</text:p>
      <text:p text:style-name="P1">\begin{verbatim}</text:p>
      <text:p text:style-name="P1">Message type: <text:s text:c="5"/>133</text:p>
      <text:p text:style-name="P1">Name signature: <text:s text:c="3"/>"FTS_DNFL"</text:p>
      <text:p text:style-name="P1">Vendor signature: <text:s/>"TGHT"</text:p>
      <text:p text:style-name="P1">\end{verbatim}</text:p>
      <text:p text:style-name="P1"/>
      <text:p text:style-name="P1">The server sends \typestr{FileDownloadFailed} message to notify the</text:p>
      <text:p text:style-name="P1">client that current download operation will not be completed.</text:p>
      <text:p text:style-name="P1"/>
      <text:p text:style-name="P1">\begin{tabular}{l|lc|l} \hline</text:p>
      <text:p text:style-name="P1">No.\ of bytes &amp; Type &amp; [Value] &amp; Description \\ \hline</text:p>
      <text:p text:style-name="P1">1 &amp; U8 <text:s/>&amp; 133 &amp; \typestr{message-type} \\</text:p>
      <text:p text:style-name="P1">1 &amp; <text:s text:c="4"/>&amp; <text:s text:c="4"/>&amp; \typestr{padding}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subsection{FileDirSizeData}</text:p>
      <text:p text:style-name="P1">\begin{verbatim}</text:p>
      <text:p text:style-name="P1">Message type: <text:s text:c="5"/>134</text:p>
      <text:p text:style-name="P1">Name signature: <text:s text:c="3"/>"FTS_DSDT"</text:p>
      <text:p text:style-name="P1">Vendor signature: <text:s/>"TGHT"</text:p>
      <text:p text:style-name="P1">\end{verbatim}</text:p>
      <text:p text:style-name="P1"/>
      <text:p text:style-name="P1">The server sends \typestr{FileDirSizeData} message in response to</text:p>
      <text:p text:style-name="P1">\typestr{FileDirSizeRequest} client message. \typestr{FileDirSizeData}</text:p>
      <text:p text:style-name="P1"><text:soft-page-break/>message returns total size of all files within the requested directory</text:p>
      <text:p text:style-name="P1">on the server (including files in sub-directories). The size in bytes</text:p>
      <text:p text:style-name="P1">is returned as an unsigned 48-bit value.</text:p>
      <text:p text:style-name="P1"/>
      <text:p text:style-name="P1">\begin{tabular}{l|lc|l} \hline</text:p>
      <text:p text:style-name="P1">No.\ of bytes &amp; Type &amp; [Value] &amp; Description \\ \hline</text:p>
      <text:p text:style-name="P1">1 &amp; U8 <text:s/>&amp; 134 &amp; \typestr{message-type} \\</text:p>
      <text:p text:style-name="P1">1 &amp; <text:s text:c="4"/>&amp; <text:s text:c="4"/>&amp; \typestr{padding} \\</text:p>
      <text:p text:style-name="P1">2 &amp; U16 &amp; <text:s text:c="4"/>&amp; \typestr{dir-size-high-bits} \\</text:p>
      <text:p text:style-name="P1">4 &amp; U32 &amp; <text:s text:c="4"/>&amp; \typestr{dir-size-low-bits} \\</text:p>
      <text:p text:style-name="P1">\hline\end{tabular}</text:p>
      <text:p text:style-name="P1"/>
      <text:p text:style-name="P1">\newpage</text:p>
      <text:p text:style-name="P1">\subsection{FileLastRequestFailed}</text:p>
      <text:p text:style-name="P1">\begin{verbatim}</text:p>
      <text:p text:style-name="P1">Message type: <text:s text:c="5"/>135</text:p>
      <text:p text:style-name="P1">Name signature: <text:s text:c="3"/>"FTS_RQFL"</text:p>
      <text:p text:style-name="P1">Vendor signature: <text:s/>"TGHT"</text:p>
      <text:p text:style-name="P1">\end{verbatim}</text:p>
      <text:p text:style-name="P1"/>
      <text:p text:style-name="P1">The server sends \typestr{FileLastRequestFailed} message if it cannot</text:p>
      <text:p text:style-name="P1">execute an operation requested by the client. It can be sent in</text:p>
      <text:p text:style-name="P1">response to the following client messages:</text:p>
      <text:p text:style-name="P1">\typestr{FileDownloadRequest}, \typestr{FileCreateDirRequest},</text:p>
      <text:p text:style-name="P1">\typestr{FileRenameRequest}, \typestr{FileDeleteRequest}.</text:p>
      <text:p text:style-name="P1"/>
      <text:p text:style-name="P1">\begin{tabular}{l|lc|l} \hline</text:p>
      <text:p text:style-name="P1">No.\ of bytes &amp; Type &amp; [Value] &amp; Description \\ \hline</text:p>
      <text:p text:style-name="P1">1 &amp; U8 <text:s/>&amp; 135 &amp; \typestr{message-type} \\</text:p>
      <text:p text:style-name="P1">1 &amp; U8 <text:s/>&amp; <text:s text:c="4"/>&amp; \typestr{message-type-of-request} \\</text:p>
      <text:p text:style-name="P1">2 &amp; U16 &amp; <text:s text:c="4"/>&amp; \typestr{reason-length} \\</text:p>
      <text:p text:style-name="P1">\typestr{reason-length} &amp; U8 array &amp; &amp; \typestr{reason-string} \\</text:p>
      <text:p text:style-name="P1">\hline\end{tabular}</text:p>
      <text:p text:style-name="P1"/>
      <text:p text:style-name="P1">% reason-string may be empty</text:p>
      <text:p text:style-name="P1"/>
      <text:p text:style-name="P1">\newpage</text:p>
      <text:p text:style-name="P1"><text:soft-page-break/>\subsection{FileEnableCompression}</text:p>
      <text:p text:style-name="P1">\begin{verbatim}</text:p>
      <text:p text:style-name="P1">Message type: <text:s text:c="5"/>137</text:p>
      <text:p text:style-name="P1">Name signature: <text:s text:c="3"/>"FTS_CMPR"</text:p>
      <text:p text:style-name="P1">Vendor signature: <text:s/>"TGHT"</text:p>
      <text:p text:style-name="P1">\end{verbatim}</text:p>
      <text:p text:style-name="P1"/>
      <text:p text:style-name="P1">This message controls compression in file transfer operations.</text:p>
      <text:p text:style-name="P1">\typestr{Enable-flag} is non-zero (true) if the client should be</text:p>
      <text:p text:style-name="P1">allowed to request and use compression for file transfers, or zero</text:p>
      <text:p text:style-name="P1">(false) otherwise.</text:p>
      <text:p text:style-name="P1"/>
      <text:p text:style-name="P1">\begin{tabular}{l|lc|l} \hline</text:p>
      <text:p text:style-name="P1">No.\ of bytes &amp; Type &amp; [Value] &amp; Description \\ \hline</text:p>
      <text:p text:style-name="P1">1 &amp; U8 <text:s/>&amp; 137 &amp; \typestr{message-type} \\</text:p>
      <text:p text:style-name="P1">1 &amp; U8 <text:s/>&amp; <text:s text:c="4"/>&amp; \typestr{enable-flag} \\</text:p>
      <text:p text:style-name="P1">\hline\end{tabular}</text:p>
      <text:p text:style-name="P1"/>
      <text:p text:style-name="P1">\typestr{FileEnableCompression} message controls how clients send the</text:p>
      <text:p text:style-name="P1">following messages:</text:p>
      <text:p text:style-name="P1"/>
      <text:p text:style-name="P1">\begin{itemize}</text:p>
      <text:p text:style-name="P1">\item \typestr{FileListRequest}</text:p>
      <text:p text:style-name="P1">\item \typestr{FileDownloadRequest}</text:p>
      <text:p text:style-name="P1">\item \typestr{FileUploadRequest}</text:p>
      <text:p text:style-name="P1">\item \typestr{FileUploadData}</text:p>
      <text:p text:style-name="P1">\end{itemize}</text:p>
      <text:p text:style-name="P1"/>
      <text:p text:style-name="P1">If the client did not receive a \typestr{FileEnableCompression}</text:p>
      <text:p text:style-name="P1">message from the server, or the most recent</text:p>
      <text:p text:style-name="P1">\typestr{FileEnableCompression} message included \typestr{enable-flag}</text:p>
      <text:p text:style-name="P1">set to false, then it must specify zero as compression level in the</text:p>
      <text:p text:style-name="P1">messages listed above and, most importantly, may not compress file</text:p>
      <text:p text:style-name="P1">data on uploading files.</text:p>
      <text:p text:style-name="P1"/>
      <text:p text:style-name="P1">Otherwise, if the most recent \typestr{FileEnableCompression} message</text:p>
      <text:p text:style-name="P1">included non-zero \typestr{enable-flag}, then the client is allowed to</text:p>
      <text:p text:style-name="P1"><text:soft-page-break/>request non-zero compression level and may send compressed data in</text:p>
      <text:p text:style-name="P1">\typestr{FileUploadData} messages.</text:p>
      <text:p text:style-name="P1"/>
      <text:p text:style-name="P1">This message should not have effect on file transfers that are already</text:p>
      <text:p text:style-name="P1">in progress.</text:p>
      <text:p text:style-name="P1"/>
      <text:p text:style-name="P1">\begin{quote}</text:p>
      <text:p text:style-name="P1">Note: this message was introduced to preserve compatibility with</text:p>
      <text:p text:style-name="P1">servers that do not support compression in file transfers. Old servers</text:p>
      <text:p text:style-name="P1">expect uncompressed data in \typestr{FileUploadData} messages but new</text:p>
      <text:p text:style-name="P1">clients might send it compressed. Using</text:p>
      <text:p text:style-name="P1">\typestr{FileEnableCompression} message makes sure the client will</text:p>
      <text:p text:style-name="P1">never compress upload data unless enabled explicitly by the server.</text:p>
      <text:p text:style-name="P1">\end{quote}</text:p>
      <text:h text:style-name="P11" text:outline-level="1"/>
      <text:h text:style-name="P13" text:outline-level="1">Protocol messages (client to server)</text:h>
      <text:p text:style-name="Article_20_Heading">EnableContinuousUpdates</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table-cell table:style-name="Таблица3.A1" office:value-type="string">
            <text:p text:style-name="P7">Type</text:p>
          </table:table-cell>
          <table:table-cell table:style-name="Таблица3.A1" office:value-type="string">
            <text:p text:style-name="P7">Code</text:p>
          </table:table-cell>
          <table:table-cell table:style-name="Таблица3.A1" office:value-type="string">
            <text:p text:style-name="P7">Name Signature</text:p>
          </table:table-cell>
          <table:table-cell table:style-name="Таблица3.D1" office:value-type="string">
            <text:p text:style-name="P7">Vendor Signature</text:p>
          </table:table-cell>
        </table:table-row>
        <table:table-row table:style-name="Таблица3.2">
          <table:table-cell table:style-name="Таблица3.A2" office:value-type="string">
            <text:p text:style-name="P4">client to server message</text:p>
          </table:table-cell>
          <table:table-cell table:style-name="Таблица3.B2" office:value-type="string">
            <text:p text:style-name="P10">150</text:p>
          </table:table-cell>
          <table:table-cell table:style-name="Таблица3.B2" office:value-type="string">
            <text:p text:style-name="P10">"CUC_ENCU"</text:p>
          </table:table-cell>
          <table:table-cell table:style-name="Таблица3.D2" office:value-type="string">
            <text:p text:style-name="P10">"TGHT"</text:p>
          </table:table-cell>
        </table:table-row>
      </table:table>
      <text:p text:style-name="P1">This message is reserved. Currently, it is not used in any publicly-available version of TightVNC.</text:p>
      <text:p text:style-name="Article_20_Heading">VideoRectangleSelection</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7">Type</text:p>
          </table:table-cell>
          <table:table-cell table:style-name="Таблица1.A1" office:value-type="string">
            <text:p text:style-name="P7">Code</text:p>
          </table:table-cell>
          <table:table-cell table:style-name="Таблица1.A1" office:value-type="string">
            <text:p text:style-name="P7">Name Signature</text:p>
          </table:table-cell>
          <table:table-cell table:style-name="Таблица1.D1" office:value-type="string">
            <text:p text:style-name="P7">Vendor Signature</text:p>
          </table:table-cell>
        </table:table-row>
        <table:table-row table:style-name="Таблица1.2">
          <table:table-cell table:style-name="Таблица1.A2" office:value-type="string">
            <text:p text:style-name="P4">client to server message</text:p>
          </table:table-cell>
          <table:table-cell table:style-name="Таблица1.B2" office:value-type="string">
            <text:p text:style-name="P10">151</text:p>
          </table:table-cell>
          <table:table-cell table:style-name="Таблица1.B2" office:value-type="string">
            <text:p text:style-name="P10">"VRECTSEL"</text:p>
          </table:table-cell>
          <table:table-cell table:style-name="Таблица1.D2" office:value-type="string">
            <text:p text:style-name="P10">"TGHT"</text:p>
          </table:table-cell>
        </table:table-row>
      </table:table>
      <text:p text:style-name="P1">This message instructs the server to treat the specified part of the framebuffer as video data. The server can use this information as a hint for more efficient update tracking and encoding. For example, the server might assume that the corresponding pixels would be continuously changing (no polling necessary) and can be efficiently encoded with JPEG.</text:p>
      <text:p text:style-name="P1">Data formats:</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6">Length, bytes</text:p>
          </table:table-cell>
          <table:table-cell table:style-name="Таблица2.A1" office:value-type="string">
            <text:p text:style-name="P6">Type</text:p>
          </table:table-cell>
          <table:table-cell table:style-name="Таблица2.C1" office:value-type="string">
            <text:p text:style-name="P6">Description</text:p>
          </table:table-cell>
        </table:table-row>
        <table:table-row>
          <table:table-cell table:style-name="Таблица2.A2" office:value-type="string">
            <text:p text:style-name="P5">1</text:p>
          </table:table-cell>
          <table:table-cell table:style-name="Таблица2.A2" office:value-type="string">
            <text:p text:style-name="P4">U8</text:p>
          </table:table-cell>
          <table:table-cell table:style-name="Таблица2.C2" office:value-type="string">
            <text:p text:style-name="P3"><text:span text:style-name="T2">message-type</text:span> = 151</text:p>
          </table:table-cell>
        </table:table-row>
        <table:table-row>
          <table:table-cell table:style-name="Таблица2.A2" office:value-type="string">
            <text:p text:style-name="P5">1</text:p>
          </table:table-cell>
          <table:table-cell table:style-name="Таблица2.A2" office:value-type="string">
            <text:p text:style-name="P4">U8</text:p>
          </table:table-cell>
          <table:table-cell table:style-name="Таблица2.C2" office:value-type="string">
            <text:p text:style-name="P3"><text:span text:style-name="T2">reserved</text:span> = 0</text:p>
          </table:table-cell>
        </table:table-row>
        <table:table-row>
          <table:table-cell table:style-name="Таблица2.A2" office:value-type="string">
            <text:p text:style-name="P5">2</text:p>
          </table:table-cell>
          <table:table-cell table:style-name="Таблица2.A2" office:value-type="string">
            <text:p text:style-name="P4">U16</text:p>
          </table:table-cell>
          <table:table-cell table:style-name="Таблица2.C2" office:value-type="string">
            <text:p text:style-name="P8">x</text:p>
          </table:table-cell>
        </table:table-row>
        <table:table-row>
          <table:table-cell table:style-name="Таблица2.A2" office:value-type="string">
            <text:p text:style-name="P5">2</text:p>
          </table:table-cell>
          <table:table-cell table:style-name="Таблица2.A2" office:value-type="string">
            <text:p text:style-name="P4">U16</text:p>
          </table:table-cell>
          <table:table-cell table:style-name="Таблица2.C2" office:value-type="string">
            <text:p text:style-name="P8">y</text:p>
          </table:table-cell>
        </table:table-row>
        <table:table-row>
          <table:table-cell table:style-name="Таблица2.A2" office:value-type="string">
            <text:p text:style-name="P5">2</text:p>
          </table:table-cell>
          <table:table-cell table:style-name="Таблица2.A2" office:value-type="string">
            <text:p text:style-name="P4">U16</text:p>
          </table:table-cell>
          <table:table-cell table:style-name="Таблица2.C2" office:value-type="string">
            <text:p text:style-name="P8">width</text:p>
          </table:table-cell>
        </table:table-row>
        <table:table-row>
          <table:table-cell table:style-name="Таблица2.A2" office:value-type="string">
            <text:p text:style-name="P5">2</text:p>
          </table:table-cell>
          <table:table-cell table:style-name="Таблица2.A2" office:value-type="string">
            <text:p text:style-name="P4">U16</text:p>
          </table:table-cell>
          <table:table-cell table:style-name="Таблица2.C2" office:value-type="string">
            <text:p text:style-name="P8">height</text:p>
          </table:table-cell>
        </table:table-row>
      </table:table>
      <text:p text:style-name="P1">Each new <text:span text:style-name="Strong_20_Emphasis">VideoRectangleSelection</text:span> message discards previous selection of video rectangle. If either <text:span text:style-name="T2">width</text:span> or <text:span text:style-name="T2">height</text:span> is set to zero, it discards video area selection completely, so the server would consider video area selection undefined.</text:p>
      <text:p text:style-name="P1"><text:span text:style-name="T2">Width</text:span> must be a multiple of 16, <text:span text:style-name="T2">height</text:span><text:span text:style-name="T3"> must be a multiple of 8. This limitation is imposed by specific JPEG encoders that potentially can be used by TightVNC servers. The values of </text:span><text:span text:style-name="T2">x</text:span><text:span text:style-name="T3"> and </text:span><text:span text:style-name="T2">y</text:span><text:span text:style-name="T3"> can be arbitrary, but the complete rectangle should reside within the framebuffer bounds. However, if the client sends values not conforming to these requirements, the server should not fail, it should correct the values appropriately.</text:span></text:p>
      <text:h text:style-name="P11" text:outline-level="1"/>
      <text:h text:style-name="P13" text:outline-level="1">Protocol messages (server to client)</text:h>
      <text:p text:style-name="Article_20_Heading">EndOfContinuousUpdates</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Type</text:p>
          </table:table-cell>
          <table:table-cell table:style-name="Таблица4.A1" office:value-type="string">
            <text:p text:style-name="P7">Code</text:p>
          </table:table-cell>
          <table:table-cell table:style-name="Таблица4.A1" office:value-type="string">
            <text:p text:style-name="P7">Name Signature</text:p>
          </table:table-cell>
          <table:table-cell table:style-name="Таблица4.D1" office:value-type="string">
            <text:p text:style-name="P7">Vendor Signature</text:p>
          </table:table-cell>
        </table:table-row>
        <table:table-row table:style-name="Таблица4.2">
          <table:table-cell table:style-name="Таблица4.A2" office:value-type="string">
            <text:p text:style-name="P4">client to server message</text:p>
          </table:table-cell>
          <table:table-cell table:style-name="Таблица4.B2" office:value-type="string">
            <text:p text:style-name="P10">150</text:p>
          </table:table-cell>
          <table:table-cell table:style-name="Таблица4.B2" office:value-type="string">
            <text:p text:style-name="P10">"CUC_ENCU"</text:p>
          </table:table-cell>
          <table:table-cell table:style-name="Таблица4.D2" office:value-type="string">
            <text:p text:style-name="P10">"TGHT"</text:p>
          </table:table-cell>
        </table:table-row>
      </table:table>
      <text:p text:style-name="P1">This message is reserved. Currently, it is not used in any publicly-available version of TightV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Arial" svg:font-family="Aria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adornments="Обычный" style:font-family-generic="roman" style:font-pitch="variable"/>
    <style:font-face style:name="Arial1" svg:font-family="Arial" style:font-family-generic="swiss" style:font-pitch="variable"/>
    <style:font-face style:name="Arial3" svg:font-family="Arial" style:font-adornments="Полужирный" style:font-family-generic="swiss" style:font-pitch="variable"/>
    <style:font-face style:name="Arial2" svg:font-family="Arial" style:font-adornments="Полужирный Курсив"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style:font-name="Times New Roman" fo:font-size="12pt" fo:language="en" fo:country="US" fo:hyphenate="tru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1" style:display-name="Heading 1" style:family="paragraph" style:parent-style-name="Title" style:next-style-name="Text_20_body"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Title" style:next-style-name="Text_20_body" style:class="text" style:master-page-name="" style:default-outline-level="2">
      <style:paragraph-properties style:page-number="auto"/>
      <style:text-properties style:font-name="Arial2" fo:font-size="14pt" fo:font-style="italic" fo:font-weight="bold" style:font-size-asian="14pt" style:font-style-asian="italic" style:font-weight-asian="bold" style:font-size-complex="14pt" style:font-style-complex="italic" style:font-weight-complex="bold"/>
    </style:style>
    <style:style style:name="Document_20_Title" style:display-name="Document Title" style:family="paragraph" style:parent-style-name="Heading_20_1" style:next-style-name="Text_20_body" style:class="text">
      <style:paragraph-properties fo:text-align="center" style:justify-single-word="false"/>
      <style:text-properties fo:font-size="18pt"/>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Article_20_Heading" style:display-name="Article Heading" style:family="paragraph" style:parent-style-name="Heading_20_2" style:next-style-name="Text_20_body" style:class="text">
      <style:text-properties style:font-name="Arial3" fo:language="en" fo:country="US" fo:font-style="normal"/>
    </style:style>
    <style:style style:name="Table_20_Contents" style:display-name="Table Contents" style:family="paragraph" style:parent-style-name="Standard" style:class="extra">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
  </meta:generator>
    <dc:date>2008-12-29T11:05:46</dc:date>
    <meta:editing-cycles>88</meta:editing-cycles>
    <meta:editing-duration>P2DT5H15M12S</meta:editing-duration>
    <meta:user-defined meta:name="Info 1"/>
    <meta:user-defined meta:name="Info 2"/>
    <meta:user-defined meta:name="Info 3"/>
    <meta:user-defined meta:name="Info 4"/>
    <meta:document-statistic meta:table-count="13" meta:image-count="0" meta:object-count="0" meta:page-count="36" meta:paragraph-count="976" meta:word-count="5996" meta:character-count="40912"/>
  </office:meta>
</office:document-meta>
</file>